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KFGQPC HAFS Uthmanic Script" svg:font-family="KFGQPC HAFS Uthmanic Script"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fo:margin-bottom="0.0833in"/>
    </style:style>
    <style:style style:name="T2" style:parent-style-name="DefaultParagraphFont" style:family="text">
      <style:text-properties style:font-name="KFGQPC HAFS Uthmanic Script" style:font-name-complex="KFGQPC HAFS Uthmanic Script" fo:color="#000000" fo:font-size="48pt" style:font-size-asian="48pt" style:font-size-complex="48pt"/>
    </style:style>
    <style:style style:name="T3" style:parent-style-name="DefaultParagraphFont" style:family="text">
      <style:text-properties style:font-name="KFGQPC HAFS Uthmanic Script" style:font-name-complex="KFGQPC HAFS Uthmanic Script" fo:color="#000000" fo:font-size="48pt" style:font-size-asian="48pt" style:font-size-complex="48pt"/>
    </style:style>
    <style:style style:name="P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6" style:parent-style-name="Standard" style:family="paragraph">
      <style:paragraph-properties fo:text-align="end"/>
    </style:style>
    <style:style style:name="T7" style:parent-style-name="DefaultParagraphFont" style:family="text">
      <style:text-properties style:font-name="KFGQPC HAFS Uthmanic Script" style:font-name-complex="KFGQPC HAFS Uthmanic Script" fo:color="#000000" fo:font-size="48pt" style:font-size-asian="48pt" style:font-size-complex="48pt"/>
    </style:style>
    <style:style style:name="P8"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9"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0" style:parent-style-name="Standard" style:family="paragraph">
      <style:paragraph-properties fo:text-align="end"/>
    </style:style>
    <style:style style:name="T11" style:parent-style-name="DefaultParagraphFont" style:family="text">
      <style:text-properties style:font-name="KFGQPC HAFS Uthmanic Script" style:font-name-complex="KFGQPC HAFS Uthmanic Script" fo:color="#000000" fo:font-size="48pt" style:font-size-asian="48pt" style:font-size-complex="48pt"/>
    </style:style>
    <style:style style:name="P12" style:parent-style-name="Standard" style:family="paragraph">
      <style:paragraph-properties fo:text-align="end"/>
    </style:style>
    <style:style style:name="T13" style:parent-style-name="DefaultParagraphFont" style:family="text">
      <style:text-properties style:font-name="KFGQPC HAFS Uthmanic Script" style:font-name-complex="KFGQPC HAFS Uthmanic Script" fo:color="#000000" fo:font-size="48pt" style:font-size-asian="48pt" style:font-size-complex="48pt"/>
    </style:style>
    <style:style style:name="P14" style:parent-style-name="Standard" style:family="paragraph">
      <style:paragraph-properties fo:text-align="end"/>
    </style:style>
    <style:style style:name="T15" style:parent-style-name="DefaultParagraphFont" style:family="text">
      <style:text-properties style:font-name="KFGQPC HAFS Uthmanic Script" style:font-name-complex="KFGQPC HAFS Uthmanic Script" fo:color="#000000" fo:font-size="48pt" style:font-size-asian="48pt" style:font-size-complex="48pt"/>
    </style:style>
    <style:style style:name="P16" style:parent-style-name="Standard" style:family="paragraph">
      <style:paragraph-properties fo:text-align="end"/>
    </style:style>
    <style:style style:name="T17" style:parent-style-name="DefaultParagraphFont" style:family="text">
      <style:text-properties style:font-name="KFGQPC HAFS Uthmanic Script" style:font-name-complex="KFGQPC HAFS Uthmanic Script" fo:color="#000000" fo:font-size="48pt" style:font-size-asian="48pt" style:font-size-complex="48pt"/>
    </style:style>
    <style:style style:name="P18" style:parent-style-name="Standard" style:family="paragraph">
      <style:paragraph-properties fo:text-align="end"/>
    </style:style>
    <style:style style:name="T19" style:parent-style-name="DefaultParagraphFont" style:family="text">
      <style:text-properties style:font-name="KFGQPC HAFS Uthmanic Script" style:font-name-complex="KFGQPC HAFS Uthmanic Script" fo:color="#000000" fo:font-size="48pt" style:font-size-asian="48pt" style:font-size-complex="48pt"/>
    </style:style>
    <style:style style:name="P20" style:parent-style-name="Standard" style:family="paragraph">
      <style:paragraph-properties fo:text-align="end"/>
    </style:style>
    <style:style style:name="T21" style:parent-style-name="DefaultParagraphFont" style:family="text">
      <style:text-properties style:font-name="KFGQPC HAFS Uthmanic Script" style:font-name-complex="KFGQPC HAFS Uthmanic Script" fo:color="#000000" fo:font-size="48pt" style:font-size-asian="48pt" style:font-size-complex="48pt"/>
    </style:style>
    <style:style style:name="P22" style:parent-style-name="Standard" style:family="paragraph">
      <style:paragraph-properties fo:text-align="end"/>
    </style:style>
    <style:style style:name="T23" style:parent-style-name="DefaultParagraphFont" style:family="text">
      <style:text-properties style:font-name="KFGQPC HAFS Uthmanic Script" style:font-name-complex="KFGQPC HAFS Uthmanic Script" fo:color="#000000" fo:font-size="48pt" style:font-size-asian="48pt" style:font-size-complex="48pt"/>
    </style:style>
    <style:style style:name="P2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6" style:parent-style-name="Standard" style:family="paragraph">
      <style:paragraph-properties fo:text-align="end"/>
    </style:style>
    <style:style style:name="T27" style:parent-style-name="DefaultParagraphFont" style:family="text">
      <style:text-properties style:font-name="KFGQPC HAFS Uthmanic Script" style:font-name-complex="KFGQPC HAFS Uthmanic Script" fo:color="#000000" fo:font-size="48pt" style:font-size-asian="48pt" style:font-size-complex="48pt"/>
    </style:style>
    <style:style style:name="P28" style:parent-style-name="Standard" style:family="paragraph">
      <style:paragraph-properties fo:text-align="end"/>
    </style:style>
    <style:style style:name="T29" style:parent-style-name="DefaultParagraphFont" style:family="text">
      <style:text-properties style:font-name="KFGQPC HAFS Uthmanic Script" style:font-name-complex="KFGQPC HAFS Uthmanic Script" fo:color="#000000" fo:font-size="48pt" style:font-size-asian="48pt" style:font-size-complex="48pt"/>
    </style:style>
    <style:style style:name="P30" style:parent-style-name="Standard" style:family="paragraph">
      <style:paragraph-properties fo:text-align="end"/>
    </style:style>
    <style:style style:name="T31" style:parent-style-name="DefaultParagraphFont" style:family="text">
      <style:text-properties style:font-name="KFGQPC HAFS Uthmanic Script" style:font-name-complex="KFGQPC HAFS Uthmanic Script" fo:color="#000000" fo:font-size="48pt" style:font-size-asian="48pt" style:font-size-complex="48pt"/>
    </style:style>
    <style:style style:name="P32" style:parent-style-name="Standard" style:family="paragraph">
      <style:paragraph-properties fo:text-align="end"/>
    </style:style>
    <style:style style:name="T33" style:parent-style-name="DefaultParagraphFont" style:family="text">
      <style:text-properties style:font-name="KFGQPC HAFS Uthmanic Script" style:font-name-complex="KFGQPC HAFS Uthmanic Script" fo:color="#000000" fo:font-size="48pt" style:font-size-asian="48pt" style:font-size-complex="48pt"/>
    </style:style>
    <style:style style:name="T34" style:parent-style-name="DefaultParagraphFont" style:family="text">
      <style:text-properties style:font-name="KFGQPC HAFS Uthmanic Script" style:font-name-complex="KFGQPC HAFS Uthmanic Script" fo:color="#000000" fo:font-size="48pt" style:font-size-asian="48pt" style:font-size-complex="48pt"/>
    </style:style>
    <style:style style:name="P35" style:parent-style-name="Standard" style:family="paragraph">
      <style:paragraph-properties fo:text-align="end"/>
    </style:style>
    <style:style style:name="T36" style:parent-style-name="DefaultParagraphFont" style:family="text">
      <style:text-properties style:font-name="KFGQPC HAFS Uthmanic Script" style:font-name-complex="KFGQPC HAFS Uthmanic Script" fo:color="#000000" fo:font-size="48pt" style:font-size-asian="48pt" style:font-size-complex="48pt"/>
    </style:style>
    <style:style style:name="P37"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8"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9" style:parent-style-name="Standard" style:family="paragraph">
      <style:paragraph-properties fo:text-align="end"/>
    </style:style>
    <style:style style:name="T40" style:parent-style-name="DefaultParagraphFont" style:family="text">
      <style:text-properties style:font-name="KFGQPC HAFS Uthmanic Script" style:font-name-complex="KFGQPC HAFS Uthmanic Script" fo:color="#000000" fo:font-size="48pt" style:font-size-asian="48pt" style:font-size-complex="48pt"/>
    </style:style>
    <style:style style:name="T41" style:parent-style-name="DefaultParagraphFont" style:family="text">
      <style:text-properties style:font-name="KFGQPC HAFS Uthmanic Script" style:font-name-complex="KFGQPC HAFS Uthmanic Script" fo:color="#000000" fo:font-size="48pt" style:font-size-asian="48pt" style:font-size-complex="48pt"/>
    </style:style>
    <style:style style:name="P4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43"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44" style:parent-style-name="Standard" style:family="paragraph">
      <style:paragraph-properties fo:text-align="end"/>
    </style:style>
    <style:style style:name="T45" style:parent-style-name="DefaultParagraphFont" style:family="text">
      <style:text-properties style:font-name="KFGQPC HAFS Uthmanic Script" style:font-name-complex="KFGQPC HAFS Uthmanic Script" fo:color="#000000" fo:font-size="48pt" style:font-size-asian="48pt" style:font-size-complex="48pt"/>
    </style:style>
    <style:style style:name="P46"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47"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48" style:parent-style-name="Standard" style:family="paragraph">
      <style:paragraph-properties fo:text-align="end"/>
    </style:style>
    <style:style style:name="T49" style:parent-style-name="DefaultParagraphFont" style:family="text">
      <style:text-properties style:font-name="KFGQPC HAFS Uthmanic Script" style:font-name-complex="KFGQPC HAFS Uthmanic Script" fo:color="#000000" fo:font-size="48pt" style:font-size-asian="48pt" style:font-size-complex="48pt"/>
    </style:style>
    <style:style style:name="P50"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5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52" style:parent-style-name="Standard" style:family="paragraph">
      <style:paragraph-properties fo:text-align="end"/>
    </style:style>
    <style:style style:name="T53" style:parent-style-name="DefaultParagraphFont" style:family="text">
      <style:text-properties style:font-name="KFGQPC HAFS Uthmanic Script" style:font-name-complex="KFGQPC HAFS Uthmanic Script" fo:color="#000000" fo:font-size="48pt" style:font-size-asian="48pt" style:font-size-complex="48pt"/>
    </style:style>
    <style:style style:name="P5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5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56" style:parent-style-name="Standard" style:family="paragraph">
      <style:paragraph-properties fo:text-align="end"/>
    </style:style>
    <style:style style:name="T57" style:parent-style-name="DefaultParagraphFont" style:family="text">
      <style:text-properties style:font-name="KFGQPC HAFS Uthmanic Script" style:font-name-complex="KFGQPC HAFS Uthmanic Script" fo:color="#000000" fo:font-size="48pt" style:font-size-asian="48pt" style:font-size-complex="48pt"/>
    </style:style>
    <style:style style:name="T58" style:parent-style-name="DefaultParagraphFont" style:family="text">
      <style:text-properties style:font-name="KFGQPC HAFS Uthmanic Script" style:font-name-complex="KFGQPC HAFS Uthmanic Script" fo:color="#000000" fo:font-size="48pt" style:font-size-asian="48pt" style:font-size-complex="48pt"/>
    </style:style>
    <style:style style:name="T59" style:parent-style-name="DefaultParagraphFont" style:family="text">
      <style:text-properties style:font-name="KFGQPC HAFS Uthmanic Script" style:font-name-complex="KFGQPC HAFS Uthmanic Script" fo:color="#000000" fo:font-size="48pt" style:font-size-asian="48pt" style:font-size-complex="48pt" fo:background-color="#FFFFFF"/>
    </style:style>
    <style:style style:name="T60" style:parent-style-name="DefaultParagraphFont" style:family="text">
      <style:text-properties style:font-name="KFGQPC HAFS Uthmanic Script" style:font-name-complex="KFGQPC HAFS Uthmanic Script" fo:color="#000000" fo:font-size="48pt" style:font-size-asian="48pt" style:font-size-complex="48pt"/>
    </style:style>
    <style:style style:name="P6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6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63" style:parent-style-name="Standard" style:family="paragraph">
      <style:paragraph-properties fo:text-align="end"/>
    </style:style>
    <style:style style:name="T64" style:parent-style-name="DefaultParagraphFont" style:family="text">
      <style:text-properties style:font-name="KFGQPC HAFS Uthmanic Script" style:font-name-complex="KFGQPC HAFS Uthmanic Script" fo:color="#000000" fo:font-size="48pt" style:font-size-asian="48pt" style:font-size-complex="48pt"/>
    </style:style>
    <style:style style:name="T65" style:parent-style-name="DefaultParagraphFont" style:family="text">
      <style:text-properties style:font-name="KFGQPC HAFS Uthmanic Script" style:font-name-complex="KFGQPC HAFS Uthmanic Script" fo:color="#000000" fo:font-size="48pt" style:font-size-asian="48pt" style:font-size-complex="48pt"/>
    </style:style>
    <style:style style:name="P66"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67"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68" style:parent-style-name="Standard" style:family="paragraph">
      <style:paragraph-properties fo:text-align="end"/>
    </style:style>
    <style:style style:name="T69" style:parent-style-name="DefaultParagraphFont" style:family="text">
      <style:text-properties style:font-name="KFGQPC HAFS Uthmanic Script" style:font-name-complex="KFGQPC HAFS Uthmanic Script" fo:color="#000000" fo:font-size="48pt" style:font-size-asian="48pt" style:font-size-complex="48pt"/>
    </style:style>
    <style:style style:name="P70" style:parent-style-name="Standard" style:family="paragraph">
      <style:paragraph-properties fo:text-align="end"/>
    </style:style>
    <style:style style:name="T71" style:parent-style-name="DefaultParagraphFont" style:family="text">
      <style:text-properties style:font-name="KFGQPC HAFS Uthmanic Script" style:font-name-complex="KFGQPC HAFS Uthmanic Script" fo:color="#000000" fo:font-size="48pt" style:font-size-asian="48pt" style:font-size-complex="48pt"/>
    </style:style>
    <style:style style:name="P72" style:parent-style-name="Standard" style:family="paragraph">
      <style:paragraph-properties fo:text-align="end"/>
    </style:style>
    <style:style style:name="T73" style:parent-style-name="DefaultParagraphFont" style:family="text">
      <style:text-properties style:font-name="KFGQPC HAFS Uthmanic Script" style:font-name-complex="KFGQPC HAFS Uthmanic Script" fo:color="#000000" fo:font-size="48pt" style:font-size-asian="48pt" style:font-size-complex="48pt"/>
    </style:style>
    <style:style style:name="P74" style:parent-style-name="Standard" style:family="paragraph">
      <style:paragraph-properties fo:text-align="end"/>
    </style:style>
    <style:style style:name="T75" style:parent-style-name="DefaultParagraphFont" style:family="text">
      <style:text-properties style:font-name="KFGQPC HAFS Uthmanic Script" style:font-name-complex="KFGQPC HAFS Uthmanic Script" fo:color="#000000" fo:font-size="48pt" style:font-size-asian="48pt" style:font-size-complex="48pt"/>
    </style:style>
    <style:style style:name="P76" style:parent-style-name="Standard" style:family="paragraph">
      <style:paragraph-properties fo:text-align="end"/>
    </style:style>
    <style:style style:name="T77" style:parent-style-name="DefaultParagraphFont" style:family="text">
      <style:text-properties style:font-name="KFGQPC HAFS Uthmanic Script" style:font-name-complex="KFGQPC HAFS Uthmanic Script" fo:color="#000000" fo:font-size="48pt" style:font-size-asian="48pt" style:font-size-complex="48pt"/>
    </style:style>
    <style:style style:name="P78"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79"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80" style:parent-style-name="Standard" style:family="paragraph">
      <style:paragraph-properties fo:text-align="end"/>
    </style:style>
    <style:style style:name="T81" style:parent-style-name="DefaultParagraphFont" style:family="text">
      <style:text-properties style:font-name="KFGQPC HAFS Uthmanic Script" style:font-name-complex="KFGQPC HAFS Uthmanic Script" fo:color="#000000" fo:font-size="48pt" style:font-size-asian="48pt" style:font-size-complex="48pt"/>
    </style:style>
    <style:style style:name="P82" style:parent-style-name="Standard" style:family="paragraph">
      <style:paragraph-properties fo:text-align="end"/>
    </style:style>
    <style:style style:name="T83" style:parent-style-name="DefaultParagraphFont" style:family="text">
      <style:text-properties style:font-name="KFGQPC HAFS Uthmanic Script" style:font-name-complex="KFGQPC HAFS Uthmanic Script" fo:color="#000000" fo:font-size="48pt" style:font-size-asian="48pt" style:font-size-complex="48pt"/>
    </style:style>
    <style:style style:name="P84" style:parent-style-name="Standard" style:family="paragraph">
      <style:paragraph-properties fo:text-align="end"/>
    </style:style>
    <style:style style:name="T85" style:parent-style-name="DefaultParagraphFont" style:family="text">
      <style:text-properties style:font-name="KFGQPC HAFS Uthmanic Script" style:font-name-complex="KFGQPC HAFS Uthmanic Script" fo:color="#000000" fo:font-size="48pt" style:font-size-asian="48pt" style:font-size-complex="48pt"/>
    </style:style>
    <style:style style:name="P86" style:parent-style-name="Standard" style:family="paragraph">
      <style:paragraph-properties fo:text-align="end"/>
    </style:style>
    <style:style style:name="T87" style:parent-style-name="DefaultParagraphFont" style:family="text">
      <style:text-properties style:font-name="KFGQPC HAFS Uthmanic Script" style:font-name-complex="KFGQPC HAFS Uthmanic Script" fo:color="#000000" fo:font-size="48pt" style:font-size-asian="48pt" style:font-size-complex="48pt"/>
    </style:style>
    <style:style style:name="P88" style:parent-style-name="Standard" style:family="paragraph">
      <style:paragraph-properties fo:text-align="end"/>
    </style:style>
    <style:style style:name="T89" style:parent-style-name="DefaultParagraphFont" style:family="text">
      <style:text-properties style:font-name="KFGQPC HAFS Uthmanic Script" style:font-name-complex="KFGQPC HAFS Uthmanic Script" fo:color="#000000" fo:font-size="48pt" style:font-size-asian="48pt" style:font-size-complex="48pt"/>
    </style:style>
    <style:style style:name="P90" style:parent-style-name="Standard" style:family="paragraph">
      <style:paragraph-properties fo:text-align="end"/>
    </style:style>
    <style:style style:name="T91" style:parent-style-name="DefaultParagraphFont" style:family="text">
      <style:text-properties style:font-name="KFGQPC HAFS Uthmanic Script" style:font-name-complex="KFGQPC HAFS Uthmanic Script" fo:color="#000000" fo:font-size="48pt" style:font-size-asian="48pt" style:font-size-complex="48pt"/>
    </style:style>
    <style:style style:name="P9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93"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94" style:parent-style-name="Standard" style:family="paragraph">
      <style:paragraph-properties fo:text-align="end"/>
    </style:style>
    <style:style style:name="T95" style:parent-style-name="DefaultParagraphFont" style:family="text">
      <style:text-properties style:font-name="KFGQPC HAFS Uthmanic Script" style:font-name-complex="KFGQPC HAFS Uthmanic Script" fo:color="#000000" fo:font-size="48pt" style:font-size-asian="48pt" style:font-size-complex="48pt"/>
    </style:style>
    <style:style style:name="P96" style:parent-style-name="Standard" style:family="paragraph">
      <style:paragraph-properties fo:text-align="end"/>
    </style:style>
    <style:style style:name="T97" style:parent-style-name="DefaultParagraphFont" style:family="text">
      <style:text-properties style:font-name="KFGQPC HAFS Uthmanic Script" style:font-name-complex="KFGQPC HAFS Uthmanic Script" fo:color="#000000" fo:font-size="48pt" style:font-size-asian="48pt" style:font-size-complex="48pt"/>
    </style:style>
    <style:style style:name="P98" style:parent-style-name="Standard" style:family="paragraph">
      <style:paragraph-properties fo:text-align="end"/>
    </style:style>
    <style:style style:name="T99" style:parent-style-name="DefaultParagraphFont" style:family="text">
      <style:text-properties style:font-name="KFGQPC HAFS Uthmanic Script" style:font-name-complex="KFGQPC HAFS Uthmanic Script" fo:color="#000000" fo:font-size="48pt" style:font-size-asian="48pt" style:font-size-complex="48pt"/>
    </style:style>
    <style:style style:name="P100" style:parent-style-name="Standard" style:family="paragraph">
      <style:paragraph-properties fo:text-align="end"/>
    </style:style>
    <style:style style:name="T101" style:parent-style-name="DefaultParagraphFont" style:family="text">
      <style:text-properties style:font-name="KFGQPC HAFS Uthmanic Script" style:font-name-complex="KFGQPC HAFS Uthmanic Script" fo:color="#000000" fo:font-size="48pt" style:font-size-asian="48pt" style:font-size-complex="48pt"/>
    </style:style>
    <style:style style:name="P102" style:parent-style-name="Standard" style:family="paragraph">
      <style:paragraph-properties fo:text-align="end"/>
    </style:style>
    <style:style style:name="T103" style:parent-style-name="DefaultParagraphFont" style:family="text">
      <style:text-properties style:font-name="KFGQPC HAFS Uthmanic Script" style:font-name-complex="KFGQPC HAFS Uthmanic Script" fo:color="#000000" fo:font-size="48pt" style:font-size-asian="48pt" style:font-size-complex="48pt"/>
    </style:style>
    <style:style style:name="P104" style:parent-style-name="Standard" style:family="paragraph">
      <style:paragraph-properties fo:text-align="end"/>
    </style:style>
    <style:style style:name="T105" style:parent-style-name="DefaultParagraphFont" style:family="text">
      <style:text-properties style:font-name="KFGQPC HAFS Uthmanic Script" style:font-name-complex="KFGQPC HAFS Uthmanic Script" fo:color="#000000" fo:font-size="48pt" style:font-size-asian="48pt" style:font-size-complex="48pt"/>
    </style:style>
    <style:style style:name="P106" style:parent-style-name="Standard" style:family="paragraph">
      <style:paragraph-properties fo:text-align="end"/>
    </style:style>
    <style:style style:name="T107" style:parent-style-name="DefaultParagraphFont" style:family="text">
      <style:text-properties style:font-name="KFGQPC HAFS Uthmanic Script" style:font-name-complex="KFGQPC HAFS Uthmanic Script" fo:color="#000000" fo:font-size="48pt" style:font-size-asian="48pt" style:font-size-complex="48pt"/>
    </style:style>
    <style:style style:name="P108"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09"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10" style:parent-style-name="Standard" style:family="paragraph">
      <style:paragraph-properties fo:text-align="end"/>
    </style:style>
    <style:style style:name="T111" style:parent-style-name="DefaultParagraphFont" style:family="text">
      <style:text-properties style:font-name="KFGQPC HAFS Uthmanic Script" style:font-name-complex="KFGQPC HAFS Uthmanic Script" fo:color="#000000" fo:font-size="48pt" style:font-size-asian="48pt" style:font-size-complex="48pt"/>
    </style:style>
    <style:style style:name="P112" style:parent-style-name="Standard" style:family="paragraph">
      <style:paragraph-properties fo:text-align="end"/>
    </style:style>
    <style:style style:name="T113" style:parent-style-name="DefaultParagraphFont" style:family="text">
      <style:text-properties style:font-name="KFGQPC HAFS Uthmanic Script" style:font-name-complex="KFGQPC HAFS Uthmanic Script" fo:color="#000000" fo:font-size="48pt" style:font-size-asian="48pt" style:font-size-complex="48pt"/>
    </style:style>
    <style:style style:name="P11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15" style:parent-style-name="Standard" style:family="paragraph">
      <style:paragraph-properties fo:text-align="end"/>
    </style:style>
    <style:style style:name="T116" style:parent-style-name="DefaultParagraphFont" style:family="text">
      <style:text-properties style:font-name="KFGQPC HAFS Uthmanic Script" style:font-name-complex="KFGQPC HAFS Uthmanic Script" fo:color="#000000" fo:font-size="48pt" style:font-size-asian="48pt" style:font-size-complex="48pt"/>
    </style:style>
    <style:style style:name="T117" style:parent-style-name="DefaultParagraphFont" style:family="text">
      <style:text-properties style:font-name="KFGQPC HAFS Uthmanic Script" style:font-name-complex="KFGQPC HAFS Uthmanic Script" fo:color="#000000" fo:font-size="48pt" style:font-size-asian="48pt" style:font-size-complex="48pt"/>
    </style:style>
    <style:style style:name="P118" style:parent-style-name="Standard" style:family="paragraph">
      <style:paragraph-properties fo:text-align="end"/>
    </style:style>
    <style:style style:name="T119" style:parent-style-name="DefaultParagraphFont" style:family="text">
      <style:text-properties style:font-name="KFGQPC HAFS Uthmanic Script" style:font-name-complex="KFGQPC HAFS Uthmanic Script" fo:color="#000000" fo:font-size="48pt" style:font-size-asian="48pt" style:font-size-complex="48pt"/>
    </style:style>
    <style:style style:name="P120"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2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22" style:parent-style-name="Standard" style:family="paragraph">
      <style:paragraph-properties fo:text-align="end"/>
    </style:style>
    <style:style style:name="T123" style:parent-style-name="DefaultParagraphFont" style:family="text">
      <style:text-properties style:font-name="KFGQPC HAFS Uthmanic Script" style:font-name-complex="KFGQPC HAFS Uthmanic Script" fo:color="#000000" fo:font-size="48pt" style:font-size-asian="48pt" style:font-size-complex="48pt"/>
    </style:style>
    <style:style style:name="P124" style:parent-style-name="Standard" style:family="paragraph">
      <style:paragraph-properties fo:text-align="end"/>
    </style:style>
    <style:style style:name="T125" style:parent-style-name="DefaultParagraphFont" style:family="text">
      <style:text-properties style:font-name="KFGQPC HAFS Uthmanic Script" style:font-name-complex="KFGQPC HAFS Uthmanic Script" fo:color="#000000" fo:font-size="48pt" style:font-size-asian="48pt" style:font-size-complex="48pt"/>
    </style:style>
    <style:style style:name="P126" style:parent-style-name="Standard" style:family="paragraph">
      <style:paragraph-properties fo:text-align="end"/>
    </style:style>
    <style:style style:name="T127" style:parent-style-name="DefaultParagraphFont" style:family="text">
      <style:text-properties style:font-name="KFGQPC HAFS Uthmanic Script" style:font-name-complex="KFGQPC HAFS Uthmanic Script" fo:color="#000000" fo:font-size="48pt" style:font-size-asian="48pt" style:font-size-complex="48pt"/>
    </style:style>
    <style:style style:name="P128" style:parent-style-name="Standard" style:family="paragraph">
      <style:paragraph-properties fo:text-align="end"/>
    </style:style>
    <style:style style:name="T129" style:parent-style-name="DefaultParagraphFont" style:family="text">
      <style:text-properties style:font-name="KFGQPC HAFS Uthmanic Script" style:font-name-complex="KFGQPC HAFS Uthmanic Script" fo:color="#000000" fo:font-size="48pt" style:font-size-asian="48pt" style:font-size-complex="48pt"/>
    </style:style>
    <style:style style:name="P130" style:parent-style-name="Standard" style:family="paragraph">
      <style:paragraph-properties fo:text-align="end"/>
    </style:style>
    <style:style style:name="T131" style:parent-style-name="DefaultParagraphFont" style:family="text">
      <style:text-properties style:font-name="KFGQPC HAFS Uthmanic Script" style:font-name-complex="KFGQPC HAFS Uthmanic Script" fo:color="#000000" fo:font-size="48pt" style:font-size-asian="48pt" style:font-size-complex="48pt"/>
    </style:style>
    <style:style style:name="T132" style:parent-style-name="DefaultParagraphFont" style:family="text">
      <style:text-properties style:font-name="KFGQPC HAFS Uthmanic Script" style:font-name-complex="KFGQPC HAFS Uthmanic Script" fo:color="#000000" fo:font-size="48pt" style:font-size-asian="48pt" style:font-size-complex="48pt"/>
    </style:style>
    <style:style style:name="P133"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34" style:parent-style-name="Standard" style:family="paragraph">
      <style:paragraph-properties fo:text-align="end"/>
    </style:style>
    <style:style style:name="T135" style:parent-style-name="DefaultParagraphFont" style:family="text">
      <style:text-properties style:font-name="KFGQPC HAFS Uthmanic Script" style:font-name-complex="KFGQPC HAFS Uthmanic Script" fo:color="#000000" fo:font-size="48pt" style:font-size-asian="48pt" style:font-size-complex="48pt"/>
    </style:style>
    <style:style style:name="P136" style:parent-style-name="Standard" style:family="paragraph">
      <style:paragraph-properties fo:text-align="end"/>
    </style:style>
    <style:style style:name="T137" style:parent-style-name="DefaultParagraphFont" style:family="text">
      <style:text-properties style:font-name="KFGQPC HAFS Uthmanic Script" style:font-name-complex="KFGQPC HAFS Uthmanic Script" fo:color="#000000" fo:font-size="48pt" style:font-size-asian="48pt" style:font-size-complex="48pt"/>
    </style:style>
    <style:style style:name="P138" style:parent-style-name="Standard" style:family="paragraph">
      <style:paragraph-properties fo:text-align="end"/>
    </style:style>
    <style:style style:name="T139" style:parent-style-name="DefaultParagraphFont" style:family="text">
      <style:text-properties style:font-name="KFGQPC HAFS Uthmanic Script" style:font-name-complex="KFGQPC HAFS Uthmanic Script" fo:color="#000000" fo:font-size="48pt" style:font-size-asian="48pt" style:font-size-complex="48pt"/>
    </style:style>
    <style:style style:name="P140" style:parent-style-name="Standard" style:family="paragraph">
      <style:paragraph-properties fo:text-align="end"/>
    </style:style>
    <style:style style:name="T141" style:parent-style-name="DefaultParagraphFont" style:family="text">
      <style:text-properties style:font-name="KFGQPC HAFS Uthmanic Script" style:font-name-complex="KFGQPC HAFS Uthmanic Script" fo:color="#000000" fo:font-size="48pt" style:font-size-asian="48pt" style:font-size-complex="48pt"/>
    </style:style>
    <style:style style:name="P142" style:parent-style-name="Standard" style:family="paragraph">
      <style:paragraph-properties fo:text-align="end"/>
    </style:style>
    <style:style style:name="T143" style:parent-style-name="DefaultParagraphFont" style:family="text">
      <style:text-properties style:font-name="KFGQPC HAFS Uthmanic Script" style:font-name-complex="KFGQPC HAFS Uthmanic Script" fo:color="#000000" fo:font-size="48pt" style:font-size-asian="48pt" style:font-size-complex="48pt"/>
    </style:style>
    <style:style style:name="P14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4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46" style:parent-style-name="Standard" style:family="paragraph">
      <style:paragraph-properties fo:text-align="end"/>
    </style:style>
    <style:style style:name="T147" style:parent-style-name="DefaultParagraphFont" style:family="text">
      <style:text-properties style:font-name="KFGQPC HAFS Uthmanic Script" style:font-name-complex="KFGQPC HAFS Uthmanic Script" fo:color="#000000" fo:font-size="48pt" style:font-size-asian="48pt" style:font-size-complex="48pt"/>
    </style:style>
    <style:style style:name="P148" style:parent-style-name="Standard" style:family="paragraph">
      <style:paragraph-properties fo:text-align="end"/>
    </style:style>
    <style:style style:name="T149" style:parent-style-name="DefaultParagraphFont" style:family="text">
      <style:text-properties style:font-name="KFGQPC HAFS Uthmanic Script" style:font-name-complex="KFGQPC HAFS Uthmanic Script" fo:color="#000000" fo:font-size="48pt" style:font-size-asian="48pt" style:font-size-complex="48pt"/>
    </style:style>
    <style:style style:name="P150" style:parent-style-name="Standard" style:family="paragraph">
      <style:paragraph-properties fo:text-align="end"/>
    </style:style>
    <style:style style:name="T151" style:parent-style-name="DefaultParagraphFont" style:family="text">
      <style:text-properties style:font-name="KFGQPC HAFS Uthmanic Script" style:font-name-complex="KFGQPC HAFS Uthmanic Script" fo:color="#000000" fo:font-size="48pt" style:font-size-asian="48pt" style:font-size-complex="48pt"/>
    </style:style>
    <style:style style:name="P15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53" style:parent-style-name="Standard" style:family="paragraph">
      <style:paragraph-properties fo:text-align="end"/>
    </style:style>
    <style:style style:name="T154" style:parent-style-name="DefaultParagraphFont" style:family="text">
      <style:text-properties style:font-name="KFGQPC HAFS Uthmanic Script" style:font-name-complex="KFGQPC HAFS Uthmanic Script" fo:color="#000000" fo:font-size="48pt" style:font-size-asian="48pt" style:font-size-complex="48pt"/>
    </style:style>
    <style:style style:name="P155" style:parent-style-name="Standard" style:family="paragraph">
      <style:paragraph-properties fo:text-align="end"/>
    </style:style>
    <style:style style:name="T156" style:parent-style-name="DefaultParagraphFont" style:family="text">
      <style:text-properties style:font-name="KFGQPC HAFS Uthmanic Script" style:font-name-complex="KFGQPC HAFS Uthmanic Script" fo:color="#000000" fo:font-size="48pt" style:font-size-asian="48pt" style:font-size-complex="48pt"/>
    </style:style>
    <style:style style:name="P157" style:parent-style-name="Standard" style:family="paragraph">
      <style:paragraph-properties fo:text-align="end"/>
    </style:style>
    <style:style style:name="T158" style:parent-style-name="DefaultParagraphFont" style:family="text">
      <style:text-properties style:font-name="KFGQPC HAFS Uthmanic Script" style:font-name-complex="KFGQPC HAFS Uthmanic Script" fo:color="#000000" fo:font-size="48pt" style:font-size-asian="48pt" style:font-size-complex="48pt"/>
    </style:style>
    <style:style style:name="P159"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60"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61" style:parent-style-name="Standard" style:family="paragraph">
      <style:paragraph-properties fo:text-align="end"/>
    </style:style>
    <style:style style:name="T162" style:parent-style-name="DefaultParagraphFont" style:family="text">
      <style:text-properties style:font-name="KFGQPC HAFS Uthmanic Script" style:font-name-complex="KFGQPC HAFS Uthmanic Script" fo:color="#000000" fo:font-size="48pt" style:font-size-asian="48pt" style:font-size-complex="48pt"/>
    </style:style>
    <style:style style:name="P163" style:parent-style-name="Standard" style:family="paragraph">
      <style:paragraph-properties fo:text-align="end"/>
    </style:style>
    <style:style style:name="T164" style:parent-style-name="DefaultParagraphFont" style:family="text">
      <style:text-properties style:font-name="KFGQPC HAFS Uthmanic Script" style:font-name-complex="KFGQPC HAFS Uthmanic Script" fo:color="#000000" fo:font-size="48pt" style:font-size-asian="48pt" style:font-size-complex="48pt"/>
    </style:style>
    <style:style style:name="P165" style:parent-style-name="Standard" style:family="paragraph">
      <style:paragraph-properties fo:text-align="end"/>
    </style:style>
    <style:style style:name="T166" style:parent-style-name="DefaultParagraphFont" style:family="text">
      <style:text-properties style:font-name="KFGQPC HAFS Uthmanic Script" style:font-name-complex="KFGQPC HAFS Uthmanic Script" fo:color="#000000" fo:font-size="48pt" style:font-size-asian="48pt" style:font-size-complex="48pt"/>
    </style:style>
    <style:style style:name="P167"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68" style:parent-style-name="Standard" style:family="paragraph">
      <style:paragraph-properties fo:text-align="end"/>
    </style:style>
    <style:style style:name="T169" style:parent-style-name="DefaultParagraphFont" style:family="text">
      <style:text-properties style:font-name="KFGQPC HAFS Uthmanic Script" style:font-name-complex="KFGQPC HAFS Uthmanic Script" fo:color="#000000" fo:font-size="48pt" style:font-size-asian="48pt" style:font-size-complex="48pt"/>
    </style:style>
    <style:style style:name="P170" style:parent-style-name="Standard" style:family="paragraph">
      <style:paragraph-properties fo:text-align="end"/>
    </style:style>
    <style:style style:name="T171" style:parent-style-name="DefaultParagraphFont" style:family="text">
      <style:text-properties style:font-name="KFGQPC HAFS Uthmanic Script" style:font-name-complex="KFGQPC HAFS Uthmanic Script" fo:color="#000000" fo:font-size="48pt" style:font-size-asian="48pt" style:font-size-complex="48pt"/>
    </style:style>
    <style:style style:name="P172" style:parent-style-name="Standard" style:family="paragraph">
      <style:paragraph-properties fo:text-align="end"/>
    </style:style>
    <style:style style:name="T173" style:parent-style-name="DefaultParagraphFont" style:family="text">
      <style:text-properties style:font-name="KFGQPC HAFS Uthmanic Script" style:font-name-complex="KFGQPC HAFS Uthmanic Script" fo:color="#000000" fo:font-size="48pt" style:font-size-asian="48pt" style:font-size-complex="48pt"/>
    </style:style>
    <style:style style:name="P17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7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76" style:parent-style-name="Standard" style:family="paragraph">
      <style:paragraph-properties fo:text-align="end"/>
    </style:style>
    <style:style style:name="T177" style:parent-style-name="DefaultParagraphFont" style:family="text">
      <style:text-properties style:font-name="KFGQPC HAFS Uthmanic Script" style:font-name-complex="KFGQPC HAFS Uthmanic Script" fo:color="#000000" fo:font-size="48pt" style:font-size-asian="48pt" style:font-size-complex="48pt"/>
    </style:style>
    <style:style style:name="P178"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79" style:parent-style-name="Standard" style:family="paragraph">
      <style:paragraph-properties fo:text-align="end"/>
    </style:style>
    <style:style style:name="T180" style:parent-style-name="DefaultParagraphFont" style:family="text">
      <style:text-properties style:font-name="KFGQPC HAFS Uthmanic Script" style:font-name-complex="KFGQPC HAFS Uthmanic Script" fo:color="#000000" fo:font-size="48pt" style:font-size-asian="48pt" style:font-size-complex="48pt"/>
    </style:style>
    <style:style style:name="T181" style:parent-style-name="DefaultParagraphFont" style:family="text">
      <style:text-properties style:font-name="KFGQPC HAFS Uthmanic Script" style:font-name-complex="KFGQPC HAFS Uthmanic Script" fo:color="#000000" fo:font-size="48pt" style:font-size-asian="48pt" style:font-size-complex="48pt"/>
    </style:style>
    <style:style style:name="P18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83"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84" style:parent-style-name="Standard" style:family="paragraph">
      <style:paragraph-properties fo:text-align="end"/>
    </style:style>
    <style:style style:name="T185" style:parent-style-name="DefaultParagraphFont" style:family="text">
      <style:text-properties style:font-name="KFGQPC HAFS Uthmanic Script" style:font-name-complex="KFGQPC HAFS Uthmanic Script" fo:color="#000000" fo:font-size="48pt" style:font-size-asian="48pt" style:font-size-complex="48pt"/>
    </style:style>
    <style:style style:name="P186" style:parent-style-name="Standard" style:family="paragraph">
      <style:paragraph-properties fo:text-align="end"/>
    </style:style>
    <style:style style:name="T187" style:parent-style-name="DefaultParagraphFont" style:family="text">
      <style:text-properties style:font-name="KFGQPC HAFS Uthmanic Script" style:font-name-complex="KFGQPC HAFS Uthmanic Script" fo:color="#000000" fo:font-size="48pt" style:font-size-asian="48pt" style:font-size-complex="48pt"/>
    </style:style>
    <style:style style:name="P188" style:parent-style-name="Standard" style:family="paragraph">
      <style:paragraph-properties fo:text-align="end"/>
    </style:style>
    <style:style style:name="T189" style:parent-style-name="DefaultParagraphFont" style:family="text">
      <style:text-properties style:font-name="KFGQPC HAFS Uthmanic Script" style:font-name-complex="KFGQPC HAFS Uthmanic Script" fo:color="#000000" fo:font-size="48pt" style:font-size-asian="48pt" style:font-size-complex="48pt"/>
    </style:style>
    <style:style style:name="P190" style:parent-style-name="Standard" style:family="paragraph">
      <style:paragraph-properties fo:text-align="end"/>
    </style:style>
    <style:style style:name="T191" style:parent-style-name="DefaultParagraphFont" style:family="text">
      <style:text-properties style:font-name="KFGQPC HAFS Uthmanic Script" style:font-name-complex="KFGQPC HAFS Uthmanic Script" fo:color="#000000" fo:font-size="48pt" style:font-size-asian="48pt" style:font-size-complex="48pt"/>
    </style:style>
    <style:style style:name="P19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93"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194" style:parent-style-name="Standard" style:family="paragraph">
      <style:paragraph-properties fo:text-align="end"/>
    </style:style>
    <style:style style:name="T195" style:parent-style-name="DefaultParagraphFont" style:family="text">
      <style:text-properties style:font-name="KFGQPC HAFS Uthmanic Script" style:font-name-complex="KFGQPC HAFS Uthmanic Script" fo:color="#000000" fo:font-size="48pt" style:font-size-asian="48pt" style:font-size-complex="48pt"/>
    </style:style>
    <style:style style:name="P196" style:parent-style-name="Standard" style:family="paragraph">
      <style:paragraph-properties fo:text-align="end"/>
    </style:style>
    <style:style style:name="T197" style:parent-style-name="DefaultParagraphFont" style:family="text">
      <style:text-properties style:font-name="KFGQPC HAFS Uthmanic Script" style:font-name-complex="KFGQPC HAFS Uthmanic Script" fo:color="#000000" fo:font-size="48pt" style:font-size-asian="48pt" style:font-size-complex="48pt"/>
    </style:style>
    <style:style style:name="P198" style:parent-style-name="Standard" style:family="paragraph">
      <style:paragraph-properties fo:text-align="end"/>
    </style:style>
    <style:style style:name="T199" style:parent-style-name="DefaultParagraphFont" style:family="text">
      <style:text-properties style:font-name="KFGQPC HAFS Uthmanic Script" style:font-name-complex="KFGQPC HAFS Uthmanic Script" fo:color="#000000" fo:font-size="48pt" style:font-size-asian="48pt" style:font-size-complex="48pt"/>
    </style:style>
    <style:style style:name="P200"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0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02" style:parent-style-name="Standard" style:family="paragraph">
      <style:paragraph-properties fo:text-align="end"/>
    </style:style>
    <style:style style:name="T203" style:parent-style-name="DefaultParagraphFont" style:family="text">
      <style:text-properties style:font-name="KFGQPC HAFS Uthmanic Script" style:font-name-complex="KFGQPC HAFS Uthmanic Script" fo:color="#000000" fo:font-size="48pt" style:font-size-asian="48pt" style:font-size-complex="48pt"/>
    </style:style>
    <style:style style:name="P204" style:parent-style-name="Standard" style:family="paragraph">
      <style:paragraph-properties fo:text-align="end"/>
    </style:style>
    <style:style style:name="T205" style:parent-style-name="DefaultParagraphFont" style:family="text">
      <style:text-properties style:font-name="KFGQPC HAFS Uthmanic Script" style:font-name-complex="KFGQPC HAFS Uthmanic Script" fo:color="#000000" fo:font-size="48pt" style:font-size-asian="48pt" style:font-size-complex="48pt"/>
    </style:style>
    <style:style style:name="P206"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07"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08" style:parent-style-name="Standard" style:family="paragraph">
      <style:paragraph-properties fo:text-align="end"/>
    </style:style>
    <style:style style:name="T209" style:parent-style-name="DefaultParagraphFont" style:family="text">
      <style:text-properties style:font-name="KFGQPC HAFS Uthmanic Script" style:font-name-complex="KFGQPC HAFS Uthmanic Script" fo:color="#000000" fo:font-size="48pt" style:font-size-asian="48pt" style:font-size-complex="48pt"/>
    </style:style>
    <style:style style:name="P210"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1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12" style:parent-style-name="Standard" style:family="paragraph">
      <style:paragraph-properties fo:text-align="end"/>
    </style:style>
    <style:style style:name="T213" style:parent-style-name="DefaultParagraphFont" style:family="text">
      <style:text-properties style:font-name="KFGQPC HAFS Uthmanic Script" style:font-name-complex="KFGQPC HAFS Uthmanic Script" fo:color="#000000" fo:font-size="48pt" style:font-size-asian="48pt" style:font-size-complex="48pt"/>
    </style:style>
    <style:style style:name="P214" style:parent-style-name="Standard" style:family="paragraph">
      <style:paragraph-properties fo:text-align="end"/>
    </style:style>
    <style:style style:name="T215" style:parent-style-name="DefaultParagraphFont" style:family="text">
      <style:text-properties style:font-name="KFGQPC HAFS Uthmanic Script" style:font-name-complex="KFGQPC HAFS Uthmanic Script" fo:color="#000000" fo:font-size="48pt" style:font-size-asian="48pt" style:font-size-complex="48pt"/>
    </style:style>
    <style:style style:name="P216" style:parent-style-name="Standard" style:family="paragraph">
      <style:paragraph-properties fo:text-align="end"/>
    </style:style>
    <style:style style:name="T217" style:parent-style-name="DefaultParagraphFont" style:family="text">
      <style:text-properties style:font-name="KFGQPC HAFS Uthmanic Script" style:font-name-complex="KFGQPC HAFS Uthmanic Script" fo:color="#000000" fo:font-size="48pt" style:font-size-asian="48pt" style:font-size-complex="48pt"/>
    </style:style>
    <style:style style:name="P218" style:parent-style-name="Standard" style:family="paragraph">
      <style:paragraph-properties fo:text-align="end"/>
    </style:style>
    <style:style style:name="T219" style:parent-style-name="DefaultParagraphFont" style:family="text">
      <style:text-properties style:font-name="KFGQPC HAFS Uthmanic Script" style:font-name-complex="KFGQPC HAFS Uthmanic Script" fo:color="#000000" fo:font-size="48pt" style:font-size-asian="48pt" style:font-size-complex="48pt"/>
    </style:style>
    <style:style style:name="T220" style:parent-style-name="DefaultParagraphFont" style:family="text">
      <style:text-properties style:font-name="KFGQPC HAFS Uthmanic Script" style:font-name-complex="KFGQPC HAFS Uthmanic Script" fo:color="#000000" fo:font-size="48pt" style:font-size-asian="48pt" style:font-size-complex="48pt"/>
    </style:style>
    <style:style style:name="P22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2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23" style:parent-style-name="Standard" style:family="paragraph">
      <style:paragraph-properties fo:text-align="end"/>
    </style:style>
    <style:style style:name="T224" style:parent-style-name="DefaultParagraphFont" style:family="text">
      <style:text-properties style:font-name="KFGQPC HAFS Uthmanic Script" style:font-name-complex="KFGQPC HAFS Uthmanic Script" fo:color="#000000" fo:font-size="48pt" style:font-size-asian="48pt" style:font-size-complex="48pt"/>
    </style:style>
    <style:style style:name="P22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26" style:parent-style-name="Standard" style:family="paragraph">
      <style:paragraph-properties fo:text-align="end"/>
    </style:style>
    <style:style style:name="T227" style:parent-style-name="DefaultParagraphFont" style:family="text">
      <style:text-properties style:font-name="KFGQPC HAFS Uthmanic Script" style:font-name-complex="KFGQPC HAFS Uthmanic Script" fo:color="#000000" fo:font-size="48pt" style:font-size-asian="48pt" style:font-size-complex="48pt"/>
    </style:style>
    <style:style style:name="P228"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29" style:parent-style-name="Standard" style:family="paragraph">
      <style:paragraph-properties fo:text-align="end"/>
    </style:style>
    <style:style style:name="T230" style:parent-style-name="DefaultParagraphFont" style:family="text">
      <style:text-properties style:font-name="KFGQPC HAFS Uthmanic Script" style:font-name-complex="KFGQPC HAFS Uthmanic Script" fo:color="#000000" fo:font-size="48pt" style:font-size-asian="48pt" style:font-size-complex="48pt"/>
    </style:style>
    <style:style style:name="P23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32"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33" style:parent-style-name="Standard" style:family="paragraph">
      <style:paragraph-properties fo:text-align="end"/>
    </style:style>
    <style:style style:name="T234" style:parent-style-name="DefaultParagraphFont" style:family="text">
      <style:text-properties style:font-name="KFGQPC HAFS Uthmanic Script" style:font-name-complex="KFGQPC HAFS Uthmanic Script" fo:color="#000000" fo:font-size="48pt" style:font-size-asian="48pt" style:font-size-complex="48pt"/>
    </style:style>
    <style:style style:name="P23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36" style:parent-style-name="Standard" style:family="paragraph">
      <style:paragraph-properties fo:text-align="end"/>
    </style:style>
    <style:style style:name="T237" style:parent-style-name="DefaultParagraphFont" style:family="text">
      <style:text-properties style:font-name="KFGQPC HAFS Uthmanic Script" style:font-name-complex="KFGQPC HAFS Uthmanic Script" fo:color="#000000" fo:font-size="48pt" style:font-size-asian="48pt" style:font-size-complex="48pt"/>
    </style:style>
    <style:style style:name="P238" style:parent-style-name="Standard" style:family="paragraph">
      <style:paragraph-properties fo:text-align="end"/>
    </style:style>
    <style:style style:name="T239" style:parent-style-name="DefaultParagraphFont" style:family="text">
      <style:text-properties style:font-name="KFGQPC HAFS Uthmanic Script" style:font-name-complex="KFGQPC HAFS Uthmanic Script" fo:color="#000000" fo:font-size="48pt" style:font-size-asian="48pt" style:font-size-complex="48pt"/>
    </style:style>
    <style:style style:name="P240"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4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42" style:parent-style-name="Standard" style:family="paragraph">
      <style:paragraph-properties fo:text-align="end"/>
    </style:style>
    <style:style style:name="T243" style:parent-style-name="DefaultParagraphFont" style:family="text">
      <style:text-properties style:font-name="KFGQPC HAFS Uthmanic Script" style:font-name-complex="KFGQPC HAFS Uthmanic Script" fo:color="#000000" fo:font-size="48pt" style:font-size-asian="48pt" style:font-size-complex="48pt"/>
    </style:style>
    <style:style style:name="P244" style:parent-style-name="Standard" style:family="paragraph">
      <style:paragraph-properties fo:text-align="end"/>
    </style:style>
    <style:style style:name="T245" style:parent-style-name="DefaultParagraphFont" style:family="text">
      <style:text-properties style:font-name="KFGQPC HAFS Uthmanic Script" style:font-name-complex="KFGQPC HAFS Uthmanic Script" fo:color="#000000" fo:font-size="48pt" style:font-size-asian="48pt" style:font-size-complex="48pt"/>
    </style:style>
    <style:style style:name="P246" style:parent-style-name="Standard" style:family="paragraph">
      <style:paragraph-properties fo:text-align="end"/>
    </style:style>
    <style:style style:name="T247" style:parent-style-name="DefaultParagraphFont" style:family="text">
      <style:text-properties style:font-name="KFGQPC HAFS Uthmanic Script" style:font-name-complex="KFGQPC HAFS Uthmanic Script" fo:color="#000000" fo:font-size="48pt" style:font-size-asian="48pt" style:font-size-complex="48pt"/>
    </style:style>
    <style:style style:name="P248" style:parent-style-name="Standard" style:family="paragraph">
      <style:paragraph-properties fo:text-align="end"/>
    </style:style>
    <style:style style:name="T249" style:parent-style-name="DefaultParagraphFont" style:family="text">
      <style:text-properties style:font-name="KFGQPC HAFS Uthmanic Script" style:font-name-complex="KFGQPC HAFS Uthmanic Script" fo:color="#000000" fo:font-size="48pt" style:font-size-asian="48pt" style:font-size-complex="48pt"/>
    </style:style>
    <style:style style:name="P250" style:parent-style-name="Standard" style:family="paragraph">
      <style:paragraph-properties fo:text-align="end"/>
    </style:style>
    <style:style style:name="T251" style:parent-style-name="DefaultParagraphFont" style:family="text">
      <style:text-properties style:font-name="KFGQPC HAFS Uthmanic Script" style:font-name-complex="KFGQPC HAFS Uthmanic Script" fo:color="#000000" fo:font-size="48pt" style:font-size-asian="48pt" style:font-size-complex="48pt"/>
    </style:style>
    <style:style style:name="P252" style:parent-style-name="Standard" style:family="paragraph">
      <style:paragraph-properties fo:text-align="end"/>
    </style:style>
    <style:style style:name="T253" style:parent-style-name="DefaultParagraphFont" style:family="text">
      <style:text-properties style:font-name="KFGQPC HAFS Uthmanic Script" style:font-name-complex="KFGQPC HAFS Uthmanic Script" fo:color="#000000" fo:font-size="48pt" style:font-size-asian="48pt" style:font-size-complex="48pt"/>
    </style:style>
    <style:style style:name="P254" style:parent-style-name="Standard" style:family="paragraph">
      <style:paragraph-properties fo:text-align="end"/>
    </style:style>
    <style:style style:name="T255" style:parent-style-name="DefaultParagraphFont" style:family="text">
      <style:text-properties style:font-name="KFGQPC HAFS Uthmanic Script" style:font-name-complex="KFGQPC HAFS Uthmanic Script" fo:color="#000000" fo:font-size="48pt" style:font-size-asian="48pt" style:font-size-complex="48pt"/>
    </style:style>
    <style:style style:name="P256" style:parent-style-name="Standard" style:family="paragraph">
      <style:paragraph-properties fo:text-align="end"/>
    </style:style>
    <style:style style:name="T257" style:parent-style-name="DefaultParagraphFont" style:family="text">
      <style:text-properties style:font-name="KFGQPC HAFS Uthmanic Script" style:font-name-complex="KFGQPC HAFS Uthmanic Script" fo:color="#000000" fo:font-size="48pt" style:font-size-asian="48pt" style:font-size-complex="48pt"/>
    </style:style>
    <style:style style:name="P258"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59"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60" style:parent-style-name="Standard" style:family="paragraph">
      <style:paragraph-properties fo:text-align="end"/>
    </style:style>
    <style:style style:name="T261" style:parent-style-name="DefaultParagraphFont" style:family="text">
      <style:text-properties style:font-name="KFGQPC HAFS Uthmanic Script" style:font-name-complex="KFGQPC HAFS Uthmanic Script" fo:color="#000000" fo:font-size="48pt" style:font-size-asian="48pt" style:font-size-complex="48pt"/>
    </style:style>
    <style:style style:name="T262" style:parent-style-name="DefaultParagraphFont" style:family="text">
      <style:text-properties style:font-name="KFGQPC HAFS Uthmanic Script" style:font-name-complex="KFGQPC HAFS Uthmanic Script" fo:color="#000000" fo:font-size="48pt" style:font-size-asian="48pt" style:font-size-complex="48pt"/>
    </style:style>
    <style:style style:name="P263"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6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65" style:parent-style-name="Standard" style:family="paragraph">
      <style:paragraph-properties fo:text-align="end"/>
    </style:style>
    <style:style style:name="T266" style:parent-style-name="DefaultParagraphFont" style:family="text">
      <style:text-properties style:font-name="KFGQPC HAFS Uthmanic Script" style:font-name-complex="KFGQPC HAFS Uthmanic Script" fo:color="#000000" fo:font-size="48pt" style:font-size-asian="48pt" style:font-size-complex="48pt"/>
    </style:style>
    <style:style style:name="P267" style:parent-style-name="Standard" style:family="paragraph">
      <style:paragraph-properties fo:text-align="end"/>
    </style:style>
    <style:style style:name="T268" style:parent-style-name="DefaultParagraphFont" style:family="text">
      <style:text-properties style:font-name="KFGQPC HAFS Uthmanic Script" style:font-name-complex="KFGQPC HAFS Uthmanic Script" fo:color="#000000" fo:font-size="48pt" style:font-size-asian="48pt" style:font-size-complex="48pt"/>
    </style:style>
    <style:style style:name="P269"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70"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71" style:parent-style-name="Standard" style:family="paragraph">
      <style:paragraph-properties fo:text-align="end"/>
    </style:style>
    <style:style style:name="T272" style:parent-style-name="DefaultParagraphFont" style:family="text">
      <style:text-properties style:font-name="KFGQPC HAFS Uthmanic Script" style:font-name-complex="KFGQPC HAFS Uthmanic Script" fo:color="#000000" fo:font-size="48pt" style:font-size-asian="48pt" style:font-size-complex="48pt"/>
    </style:style>
    <style:style style:name="P273" style:parent-style-name="Standard" style:family="paragraph">
      <style:paragraph-properties fo:text-align="end"/>
    </style:style>
    <style:style style:name="T274" style:parent-style-name="DefaultParagraphFont" style:family="text">
      <style:text-properties style:font-name="KFGQPC HAFS Uthmanic Script" style:font-name-complex="KFGQPC HAFS Uthmanic Script" fo:color="#000000" fo:font-size="48pt" style:font-size-asian="48pt" style:font-size-complex="48pt"/>
    </style:style>
    <style:style style:name="P275" style:parent-style-name="Standard" style:family="paragraph">
      <style:paragraph-properties fo:text-align="end"/>
    </style:style>
    <style:style style:name="T276" style:parent-style-name="DefaultParagraphFont" style:family="text">
      <style:text-properties style:font-name="KFGQPC HAFS Uthmanic Script" style:font-name-complex="KFGQPC HAFS Uthmanic Script" fo:color="#000000" fo:font-size="48pt" style:font-size-asian="48pt" style:font-size-complex="48pt"/>
    </style:style>
    <style:style style:name="P277" style:parent-style-name="Standard" style:family="paragraph">
      <style:paragraph-properties fo:text-align="end"/>
    </style:style>
    <style:style style:name="T278" style:parent-style-name="DefaultParagraphFont" style:family="text">
      <style:text-properties style:font-name="KFGQPC HAFS Uthmanic Script" style:font-name-complex="KFGQPC HAFS Uthmanic Script" fo:color="#000000" fo:font-size="48pt" style:font-size-asian="48pt" style:font-size-complex="48pt"/>
    </style:style>
    <style:style style:name="P279" style:parent-style-name="Standard" style:family="paragraph">
      <style:paragraph-properties fo:text-align="end"/>
    </style:style>
    <style:style style:name="T280" style:parent-style-name="DefaultParagraphFont" style:family="text">
      <style:text-properties style:font-name="KFGQPC HAFS Uthmanic Script" style:font-name-complex="KFGQPC HAFS Uthmanic Script" fo:color="#000000" fo:font-size="48pt" style:font-size-asian="48pt" style:font-size-complex="48pt"/>
    </style:style>
    <style:style style:name="P28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82" style:parent-style-name="Standard" style:family="paragraph">
      <style:paragraph-properties fo:text-align="end"/>
    </style:style>
    <style:style style:name="T283" style:parent-style-name="DefaultParagraphFont" style:family="text">
      <style:text-properties style:font-name="KFGQPC HAFS Uthmanic Script" style:font-name-complex="KFGQPC HAFS Uthmanic Script" fo:color="#000000" fo:font-size="48pt" style:font-size-asian="48pt" style:font-size-complex="48pt"/>
    </style:style>
    <style:style style:name="P284" style:parent-style-name="Standard" style:family="paragraph">
      <style:paragraph-properties fo:text-align="end"/>
    </style:style>
    <style:style style:name="T285" style:parent-style-name="DefaultParagraphFont" style:family="text">
      <style:text-properties style:font-name="KFGQPC HAFS Uthmanic Script" style:font-name-complex="KFGQPC HAFS Uthmanic Script" fo:color="#000000" fo:font-size="48pt" style:font-size-asian="48pt" style:font-size-complex="48pt"/>
    </style:style>
    <style:style style:name="P286" style:parent-style-name="Standard" style:family="paragraph">
      <style:paragraph-properties fo:text-align="end"/>
    </style:style>
    <style:style style:name="T287" style:parent-style-name="DefaultParagraphFont" style:family="text">
      <style:text-properties style:font-name="KFGQPC HAFS Uthmanic Script" style:font-name-complex="KFGQPC HAFS Uthmanic Script" fo:color="#000000" fo:font-size="48pt" style:font-size-asian="48pt" style:font-size-complex="48pt"/>
    </style:style>
    <style:style style:name="P288" style:parent-style-name="Standard" style:family="paragraph">
      <style:paragraph-properties fo:text-align="end"/>
    </style:style>
    <style:style style:name="T289" style:parent-style-name="DefaultParagraphFont" style:family="text">
      <style:text-properties style:font-name="KFGQPC HAFS Uthmanic Script" style:font-name-complex="KFGQPC HAFS Uthmanic Script" fo:color="#000000" fo:font-size="48pt" style:font-size-asian="48pt" style:font-size-complex="48pt"/>
    </style:style>
    <style:style style:name="P290" style:parent-style-name="Standard" style:family="paragraph">
      <style:paragraph-properties fo:text-align="end"/>
    </style:style>
    <style:style style:name="T291" style:parent-style-name="DefaultParagraphFont" style:family="text">
      <style:text-properties style:font-name="KFGQPC HAFS Uthmanic Script" style:font-name-complex="KFGQPC HAFS Uthmanic Script" fo:color="#000000" fo:font-size="48pt" style:font-size-asian="48pt" style:font-size-complex="48pt"/>
    </style:style>
    <style:style style:name="P292" style:parent-style-name="Standard" style:family="paragraph">
      <style:paragraph-properties fo:text-align="end"/>
    </style:style>
    <style:style style:name="T293" style:parent-style-name="DefaultParagraphFont" style:family="text">
      <style:text-properties style:font-name="KFGQPC HAFS Uthmanic Script" style:font-name-complex="KFGQPC HAFS Uthmanic Script" fo:color="#000000" fo:font-size="48pt" style:font-size-asian="48pt" style:font-size-complex="48pt"/>
    </style:style>
    <style:style style:name="P29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95"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296" style:parent-style-name="Standard" style:family="paragraph">
      <style:paragraph-properties fo:text-align="end"/>
    </style:style>
    <style:style style:name="T297" style:parent-style-name="DefaultParagraphFont" style:family="text">
      <style:text-properties style:font-name="KFGQPC HAFS Uthmanic Script" style:font-name-complex="KFGQPC HAFS Uthmanic Script" fo:color="#000000" fo:font-size="48pt" style:font-size-asian="48pt" style:font-size-complex="48pt"/>
    </style:style>
    <style:style style:name="T298" style:parent-style-name="DefaultParagraphFont" style:family="text">
      <style:text-properties style:font-name="KFGQPC HAFS Uthmanic Script" style:font-name-complex="KFGQPC HAFS Uthmanic Script" fo:color="#000000" fo:font-size="48pt" style:font-size-asian="48pt" style:font-size-complex="48pt"/>
    </style:style>
    <style:style style:name="P299"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00" style:parent-style-name="Standard" style:family="paragraph">
      <style:paragraph-properties fo:text-align="end"/>
    </style:style>
    <style:style style:name="T301" style:parent-style-name="DefaultParagraphFont" style:family="text">
      <style:text-properties style:font-name="KFGQPC HAFS Uthmanic Script" style:font-name-complex="KFGQPC HAFS Uthmanic Script" fo:color="#000000" fo:font-size="48pt" style:font-size-asian="48pt" style:font-size-complex="48pt"/>
    </style:style>
    <style:style style:name="T302" style:parent-style-name="DefaultParagraphFont" style:family="text">
      <style:text-properties style:font-name="KFGQPC HAFS Uthmanic Script" style:font-name-complex="KFGQPC HAFS Uthmanic Script" fo:color="#000000" fo:font-size="48pt" style:font-size-asian="48pt" style:font-size-complex="48pt"/>
    </style:style>
    <style:style style:name="P303"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04"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05" style:parent-style-name="Standard" style:family="paragraph">
      <style:paragraph-properties fo:text-align="end"/>
    </style:style>
    <style:style style:name="T306" style:parent-style-name="DefaultParagraphFont" style:family="text">
      <style:text-properties style:font-name="KFGQPC HAFS Uthmanic Script" style:font-name-complex="KFGQPC HAFS Uthmanic Script" fo:color="#000000" fo:font-size="48pt" style:font-size-asian="48pt" style:font-size-complex="48pt"/>
    </style:style>
    <style:style style:name="T307" style:parent-style-name="DefaultParagraphFont" style:family="text">
      <style:text-properties style:font-name="KFGQPC HAFS Uthmanic Script" style:font-name-complex="KFGQPC HAFS Uthmanic Script" fo:color="#000000" fo:font-size="48pt" style:font-size-asian="48pt" style:font-size-complex="48pt"/>
    </style:style>
    <style:style style:name="P308" style:parent-style-name="Standard" style:family="paragraph">
      <style:paragraph-properties fo:text-align="end"/>
    </style:style>
    <style:style style:name="T309" style:parent-style-name="DefaultParagraphFont" style:family="text">
      <style:text-properties style:font-name="KFGQPC HAFS Uthmanic Script" style:font-name-complex="KFGQPC HAFS Uthmanic Script" fo:color="#000000" fo:font-size="48pt" style:font-size-asian="48pt" style:font-size-complex="48pt"/>
    </style:style>
    <style:style style:name="T310" style:parent-style-name="DefaultParagraphFont" style:family="text">
      <style:text-properties style:font-name="KFGQPC HAFS Uthmanic Script" style:font-name-complex="KFGQPC HAFS Uthmanic Script" fo:color="#000000" fo:font-size="48pt" style:font-size-asian="48pt" style:font-size-complex="48pt"/>
    </style:style>
    <style:style style:name="T311" style:parent-style-name="DefaultParagraphFont" style:family="text">
      <style:text-properties style:font-name="KFGQPC HAFS Uthmanic Script" style:font-name-complex="KFGQPC HAFS Uthmanic Script" fo:color="#000000" fo:font-size="48pt" style:font-size-asian="48pt" style:font-size-complex="48pt"/>
    </style:style>
    <style:style style:name="P312" style:parent-style-name="Standard" style:family="paragraph">
      <style:paragraph-properties fo:text-align="end"/>
    </style:style>
    <style:style style:name="T313" style:parent-style-name="DefaultParagraphFont" style:family="text">
      <style:text-properties style:font-name="KFGQPC HAFS Uthmanic Script" style:font-name-complex="KFGQPC HAFS Uthmanic Script" fo:color="#000000" fo:font-size="48pt" style:font-size-asian="48pt" style:font-size-complex="48pt"/>
    </style:style>
    <style:style style:name="P314" style:parent-style-name="Standard" style:family="paragraph">
      <style:paragraph-properties fo:text-align="end"/>
    </style:style>
    <style:style style:name="T315" style:parent-style-name="DefaultParagraphFont" style:family="text">
      <style:text-properties style:font-name="KFGQPC HAFS Uthmanic Script" style:font-name-complex="KFGQPC HAFS Uthmanic Script" fo:color="#000000" fo:font-size="48pt" style:font-size-asian="48pt" style:font-size-complex="48pt"/>
    </style:style>
    <style:style style:name="P316" style:parent-style-name="Standard" style:family="paragraph">
      <style:paragraph-properties fo:text-align="end"/>
    </style:style>
    <style:style style:name="T317" style:parent-style-name="DefaultParagraphFont" style:family="text">
      <style:text-properties style:font-name="KFGQPC HAFS Uthmanic Script" style:font-name-complex="KFGQPC HAFS Uthmanic Script" fo:color="#000000" fo:font-size="48pt" style:font-size-asian="48pt" style:font-size-complex="48pt"/>
    </style:style>
    <style:style style:name="P318" style:parent-style-name="Standard" style:family="paragraph">
      <style:paragraph-properties fo:text-align="end"/>
    </style:style>
    <style:style style:name="T319" style:parent-style-name="DefaultParagraphFont" style:family="text">
      <style:text-properties style:font-name="KFGQPC HAFS Uthmanic Script" style:font-name-complex="KFGQPC HAFS Uthmanic Script" fo:color="#000000" fo:font-size="48pt" style:font-size-asian="48pt" style:font-size-complex="48pt"/>
    </style:style>
    <style:style style:name="P320" style:parent-style-name="Standard" style:family="paragraph">
      <style:paragraph-properties fo:text-align="end"/>
    </style:style>
    <style:style style:name="T321" style:parent-style-name="DefaultParagraphFont" style:family="text">
      <style:text-properties style:font-name="KFGQPC HAFS Uthmanic Script" style:font-name-complex="KFGQPC HAFS Uthmanic Script" fo:color="#000000" fo:font-size="48pt" style:font-size-asian="48pt" style:font-size-complex="48pt"/>
    </style:style>
    <style:style style:name="P322" style:parent-style-name="Standard" style:family="paragraph">
      <style:paragraph-properties fo:text-align="end"/>
    </style:style>
    <style:style style:name="T323" style:parent-style-name="DefaultParagraphFont" style:family="text">
      <style:text-properties style:font-name="KFGQPC HAFS Uthmanic Script" style:font-name-complex="KFGQPC HAFS Uthmanic Script" fo:color="#000000" fo:font-size="48pt" style:font-size-asian="48pt" style:font-size-complex="48pt"/>
    </style:style>
    <style:style style:name="P324" style:parent-style-name="Standard" style:family="paragraph">
      <style:paragraph-properties fo:text-align="end"/>
    </style:style>
    <style:style style:name="T325" style:parent-style-name="DefaultParagraphFont" style:family="text">
      <style:text-properties style:font-name="KFGQPC HAFS Uthmanic Script" style:font-name-complex="KFGQPC HAFS Uthmanic Script" fo:color="#000000" fo:font-size="48pt" style:font-size-asian="48pt" style:font-size-complex="48pt"/>
    </style:style>
    <style:style style:name="P326" style:parent-style-name="Standard" style:family="paragraph">
      <style:paragraph-properties fo:text-align="end"/>
    </style:style>
    <style:style style:name="T327" style:parent-style-name="DefaultParagraphFont" style:family="text">
      <style:text-properties style:font-name="KFGQPC HAFS Uthmanic Script" style:font-name-complex="KFGQPC HAFS Uthmanic Script" fo:color="#000000" fo:font-size="48pt" style:font-size-asian="48pt" style:font-size-complex="48pt"/>
    </style:style>
    <style:style style:name="P328" style:parent-style-name="Standard" style:family="paragraph">
      <style:paragraph-properties fo:text-align="end"/>
    </style:style>
    <style:style style:name="T329" style:parent-style-name="DefaultParagraphFont" style:family="text">
      <style:text-properties style:font-name="KFGQPC HAFS Uthmanic Script" style:font-name-complex="KFGQPC HAFS Uthmanic Script" fo:color="#000000" fo:font-size="48pt" style:font-size-asian="48pt" style:font-size-complex="48pt"/>
    </style:style>
    <style:style style:name="P330" style:parent-style-name="Standard" style:family="paragraph">
      <style:paragraph-properties fo:text-align="end"/>
    </style:style>
    <style:style style:name="T331" style:parent-style-name="DefaultParagraphFont" style:family="text">
      <style:text-properties style:font-name="KFGQPC HAFS Uthmanic Script" style:font-name-complex="KFGQPC HAFS Uthmanic Script" fo:color="#000000" fo:font-size="48pt" style:font-size-asian="48pt" style:font-size-complex="48pt"/>
    </style:style>
    <style:style style:name="P332" style:parent-style-name="Standard" style:family="paragraph">
      <style:paragraph-properties fo:text-align="end"/>
    </style:style>
    <style:style style:name="T333" style:parent-style-name="DefaultParagraphFont" style:family="text">
      <style:text-properties style:font-name="KFGQPC HAFS Uthmanic Script" style:font-name-complex="KFGQPC HAFS Uthmanic Script" fo:color="#000000" fo:font-size="48pt" style:font-size-asian="48pt" style:font-size-complex="48pt"/>
    </style:style>
    <style:style style:name="P334" style:parent-style-name="Standard" style:family="paragraph">
      <style:paragraph-properties fo:text-align="end"/>
    </style:style>
    <style:style style:name="T335" style:parent-style-name="DefaultParagraphFont" style:family="text">
      <style:text-properties style:font-name="KFGQPC HAFS Uthmanic Script" style:font-name-complex="KFGQPC HAFS Uthmanic Script" fo:color="#000000" fo:font-size="48pt" style:font-size-asian="48pt" style:font-size-complex="48pt"/>
    </style:style>
    <style:style style:name="P336" style:parent-style-name="Standard" style:family="paragraph">
      <style:paragraph-properties fo:text-align="end"/>
    </style:style>
    <style:style style:name="T337" style:parent-style-name="DefaultParagraphFont" style:family="text">
      <style:text-properties style:font-name="KFGQPC HAFS Uthmanic Script" style:font-name-complex="KFGQPC HAFS Uthmanic Script" fo:color="#000000" fo:font-size="48pt" style:font-size-asian="48pt" style:font-size-complex="48pt"/>
    </style:style>
    <style:style style:name="P338" style:parent-style-name="Standard" style:family="paragraph">
      <style:paragraph-properties fo:text-align="end"/>
    </style:style>
    <style:style style:name="T339" style:parent-style-name="DefaultParagraphFont" style:family="text">
      <style:text-properties style:font-name="KFGQPC HAFS Uthmanic Script" style:font-name-complex="KFGQPC HAFS Uthmanic Script" fo:color="#000000" fo:font-size="48pt" style:font-size-asian="48pt" style:font-size-complex="48pt"/>
    </style:style>
    <style:style style:name="P340" style:parent-style-name="Standard" style:family="paragraph">
      <style:paragraph-properties fo:text-align="end"/>
    </style:style>
    <style:style style:name="T341" style:parent-style-name="DefaultParagraphFont" style:family="text">
      <style:text-properties style:font-name="KFGQPC HAFS Uthmanic Script" style:font-name-complex="KFGQPC HAFS Uthmanic Script" fo:color="#000000" fo:font-size="48pt" style:font-size-asian="48pt" style:font-size-complex="48pt"/>
    </style:style>
    <style:style style:name="P342" style:parent-style-name="Standard" style:family="paragraph">
      <style:paragraph-properties fo:text-align="end"/>
    </style:style>
    <style:style style:name="T343" style:parent-style-name="DefaultParagraphFont" style:family="text">
      <style:text-properties style:font-name="KFGQPC HAFS Uthmanic Script" style:font-name-complex="KFGQPC HAFS Uthmanic Script" fo:color="#000000" fo:font-size="48pt" style:font-size-asian="48pt" style:font-size-complex="48pt"/>
    </style:style>
    <style:style style:name="P344" style:parent-style-name="Standard" style:family="paragraph">
      <style:paragraph-properties fo:text-align="end"/>
    </style:style>
    <style:style style:name="T345" style:parent-style-name="DefaultParagraphFont" style:family="text">
      <style:text-properties style:font-name="KFGQPC HAFS Uthmanic Script" style:font-name-complex="KFGQPC HAFS Uthmanic Script" fo:color="#000000" fo:font-size="48pt" style:font-size-asian="48pt" style:font-size-complex="48pt"/>
    </style:style>
    <style:style style:name="P346" style:parent-style-name="Standard" style:family="paragraph">
      <style:paragraph-properties fo:text-align="end"/>
    </style:style>
    <style:style style:name="T347" style:parent-style-name="DefaultParagraphFont" style:family="text">
      <style:text-properties style:font-name="KFGQPC HAFS Uthmanic Script" style:font-name-complex="KFGQPC HAFS Uthmanic Script" fo:color="#000000" fo:font-size="48pt" style:font-size-asian="48pt" style:font-size-complex="48pt"/>
    </style:style>
    <style:style style:name="P348" style:parent-style-name="Standard" style:family="paragraph">
      <style:paragraph-properties fo:text-align="end"/>
    </style:style>
    <style:style style:name="T349" style:parent-style-name="DefaultParagraphFont" style:family="text">
      <style:text-properties style:font-name="KFGQPC HAFS Uthmanic Script" style:font-name-complex="KFGQPC HAFS Uthmanic Script" fo:color="#000000" fo:font-size="48pt" style:font-size-asian="48pt" style:font-size-complex="48pt"/>
    </style:style>
    <style:style style:name="T350" style:parent-style-name="DefaultParagraphFont" style:family="text">
      <style:text-properties style:font-name="KFGQPC HAFS Uthmanic Script" style:font-name-complex="KFGQPC HAFS Uthmanic Script" fo:color="#000000" fo:font-size="48pt" style:font-size-asian="48pt" style:font-size-complex="48pt"/>
    </style:style>
    <style:style style:name="P351"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52" style:parent-style-name="Standard" style:family="paragraph">
      <style:paragraph-properties fo:text-align="end"/>
    </style:style>
    <style:style style:name="T353" style:parent-style-name="DefaultParagraphFont" style:family="text">
      <style:text-properties style:font-name="KFGQPC HAFS Uthmanic Script" style:font-name-complex="KFGQPC HAFS Uthmanic Script" fo:color="#000000" fo:font-size="48pt" style:font-size-asian="48pt" style:font-size-complex="48pt"/>
    </style:style>
    <style:style style:name="P354" style:parent-style-name="Standard" style:family="paragraph">
      <style:paragraph-properties fo:text-align="end"/>
    </style:style>
    <style:style style:name="T355" style:parent-style-name="DefaultParagraphFont" style:family="text">
      <style:text-properties style:font-name="KFGQPC HAFS Uthmanic Script" style:font-name-complex="KFGQPC HAFS Uthmanic Script" fo:color="#000000" fo:font-size="48pt" style:font-size-asian="48pt" style:font-size-complex="48pt"/>
    </style:style>
    <style:style style:name="P356"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57" style:parent-style-name="Standard" style:family="paragraph">
      <style:paragraph-properties fo:text-align="end"/>
      <style:text-properties style:font-name="KFGQPC HAFS Uthmanic Script" style:font-name-complex="KFGQPC HAFS Uthmanic Script" fo:color="#000000" fo:font-size="48pt" style:font-size-asian="48pt" style:font-size-complex="48pt"/>
    </style:style>
    <style:style style:name="P358" style:parent-style-name="Standard" style:family="paragraph">
      <style:paragraph-properties fo:text-align="end"/>
    </style:style>
    <style:style style:name="T359" style:parent-style-name="DefaultParagraphFont" style:family="text">
      <style:text-properties style:font-name="KFGQPC HAFS Uthmanic Script" style:font-name-complex="KFGQPC HAFS Uthmanic Script" fo:color="#000000" fo:font-size="48pt" style:font-size-asian="48pt" style:font-size-complex="48pt"/>
    </style:style>
    <style:style style:name="P360" style:parent-style-name="Standard" style:family="paragraph">
      <style:paragraph-properties fo:text-align="end"/>
    </style:style>
    <style:style style:name="T361" style:parent-style-name="DefaultParagraphFont" style:family="text">
      <style:text-properties style:font-name="KFGQPC HAFS Uthmanic Script" style:font-name-complex="KFGQPC HAFS Uthmanic Script" fo:color="#000000" fo:font-size="48pt" style:font-size-asian="48pt" style:font-size-complex="48pt"/>
    </style:style>
    <style:style style:name="P362" style:parent-style-name="Standard" style:family="paragraph">
      <style:paragraph-properties fo:text-align="end"/>
    </style:style>
    <style:style style:name="T363" style:parent-style-name="DefaultParagraphFont" style:family="text">
      <style:text-properties style:font-name="KFGQPC HAFS Uthmanic Script" style:font-name-complex="KFGQPC HAFS Uthmanic Script" fo:color="#000000" fo:font-size="48pt" style:font-size-asian="48pt" style:font-size-complex="48pt"/>
    </style:style>
    <style:style style:name="P364" style:parent-style-name="Standard" style:family="paragraph">
      <style:paragraph-properties fo:text-align="end"/>
    </style:style>
    <style:style style:name="T365" style:parent-style-name="DefaultParagraphFont" style:family="text">
      <style:text-properties style:font-name="KFGQPC HAFS Uthmanic Script" style:font-name-complex="KFGQPC HAFS Uthmanic Script" fo:color="#000000" fo:font-size="48pt" style:font-size-asian="48pt" style:font-size-complex="48pt"/>
    </style:style>
    <style:style style:name="P366" style:parent-style-name="Standard" style:family="paragraph">
      <style:paragraph-properties fo:text-align="end"/>
    </style:style>
    <style:style style:name="T367" style:parent-style-name="DefaultParagraphFont" style:family="text">
      <style:text-properties style:font-name="KFGQPC HAFS Uthmanic Script" style:font-name-complex="KFGQPC HAFS Uthmanic Script" fo:color="#000000" fo:font-size="48pt" style:font-size-asian="48pt" style:font-size-complex="48pt"/>
    </style:style>
    <style:style style:name="P368" style:parent-style-name="Standard" style:family="paragraph">
      <style:paragraph-properties fo:text-align="end"/>
    </style:style>
    <style:style style:name="T369" style:parent-style-name="DefaultParagraphFont" style:family="text">
      <style:text-properties style:font-name="KFGQPC HAFS Uthmanic Script" style:font-name-complex="KFGQPC HAFS Uthmanic Script" fo:color="#000000" fo:font-size="48pt" style:font-size-asian="48pt" style:font-size-complex="48pt"/>
    </style:style>
    <style:style style:name="P370" style:parent-style-name="Standard" style:family="paragraph">
      <style:paragraph-properties fo:text-align="end"/>
    </style:style>
    <style:style style:name="T371" style:parent-style-name="DefaultParagraphFont" style:family="text">
      <style:text-properties style:font-name="KFGQPC HAFS Uthmanic Script" style:font-name-complex="KFGQPC HAFS Uthmanic Script" fo:color="#000000" fo:font-size="48pt" style:font-size-asian="48pt" style:font-size-complex="48pt"/>
    </style:style>
    <style:style style:name="P372" style:parent-style-name="Standard" style:family="paragraph">
      <style:paragraph-properties fo:text-align="end"/>
    </style:style>
    <style:style style:name="T373" style:parent-style-name="DefaultParagraphFont" style:family="text">
      <style:text-properties style:font-name="KFGQPC HAFS Uthmanic Script" style:font-name-complex="KFGQPC HAFS Uthmanic Script" fo:color="#000000" fo:font-size="48pt" style:font-size-asian="48pt" style:font-size-complex="48pt"/>
    </style:style>
    <style:style style:name="P374" style:parent-style-name="Standard" style:family="paragraph">
      <style:paragraph-properties fo:text-align="end"/>
    </style:style>
    <style:style style:name="T375" style:parent-style-name="DefaultParagraphFont" style:family="text">
      <style:text-properties style:font-name="KFGQPC HAFS Uthmanic Script" style:font-name-complex="KFGQPC HAFS Uthmanic Script" fo:color="#000000" fo:font-size="48pt" style:font-size-asian="48pt" style:font-size-complex="48pt"/>
    </style:style>
    <style:style style:name="P376" style:parent-style-name="Standard" style:family="paragraph">
      <style:paragraph-properties fo:text-align="end"/>
    </style:style>
    <style:style style:name="T377" style:parent-style-name="DefaultParagraphFont" style:family="text">
      <style:text-properties style:font-name="KFGQPC HAFS Uthmanic Script" style:font-name-complex="KFGQPC HAFS Uthmanic Script" fo:color="#000000" fo:font-size="48pt" style:font-size-asian="48pt" style:font-size-complex="48pt"/>
    </style:style>
    <style:style style:name="P378" style:parent-style-name="Standard" style:family="paragraph">
      <style:paragraph-properties fo:text-align="end"/>
    </style:style>
    <style:style style:name="T379" style:parent-style-name="DefaultParagraphFont" style:family="text">
      <style:text-properties style:font-name="KFGQPC HAFS Uthmanic Script" style:font-name-complex="KFGQPC HAFS Uthmanic Script" fo:color="#000000" fo:font-size="48pt" style:font-size-asian="48pt" style:font-size-complex="48pt"/>
    </style:style>
    <style:style style:name="P380" style:parent-style-name="Standard" style:family="paragraph">
      <style:paragraph-properties fo:text-align="end"/>
    </style:style>
    <style:style style:name="T381" style:parent-style-name="DefaultParagraphFont" style:family="text">
      <style:text-properties style:font-name="KFGQPC HAFS Uthmanic Script" style:font-name-complex="KFGQPC HAFS Uthmanic Script" fo:color="#000000" fo:font-size="48pt" style:font-size-asian="48pt" style:font-size-complex="48pt"/>
    </style:style>
    <style:style style:name="P382" style:parent-style-name="Standard" style:family="paragraph">
      <style:paragraph-properties fo:text-align="end"/>
    </style:style>
    <style:style style:name="T383" style:parent-style-name="DefaultParagraphFont" style:family="text">
      <style:text-properties style:font-name="KFGQPC HAFS Uthmanic Script" style:font-name-complex="KFGQPC HAFS Uthmanic Script" fo:color="#000000" fo:font-size="48pt" style:font-size-asian="48pt" style:font-size-complex="48pt"/>
    </style:style>
    <style:style style:name="P384" style:parent-style-name="Standard" style:family="paragraph">
      <style:paragraph-properties fo:text-align="end"/>
    </style:style>
    <style:style style:name="T385" style:parent-style-name="DefaultParagraphFont" style:family="text">
      <style:text-properties style:font-name="KFGQPC HAFS Uthmanic Script" style:font-name-complex="KFGQPC HAFS Uthmanic Script" fo:color="#000000" fo:font-size="48pt" style:font-size-asian="48pt" style:font-size-complex="48pt"/>
    </style:style>
    <style:style style:name="P386" style:parent-style-name="Standard" style:family="paragraph">
      <style:paragraph-properties fo:text-align="end"/>
    </style:style>
    <style:style style:name="T387" style:parent-style-name="DefaultParagraphFont" style:family="text">
      <style:text-properties style:font-name="KFGQPC HAFS Uthmanic Script" style:font-name-complex="KFGQPC HAFS Uthmanic Script" fo:color="#000000" fo:font-size="48pt" style:font-size-asian="48pt" style:font-size-complex="48pt"/>
    </style:style>
    <style:style style:name="P388" style:parent-style-name="Standard" style:family="paragraph">
      <style:paragraph-properties fo:text-align="end"/>
    </style:style>
    <style:style style:name="T389" style:parent-style-name="DefaultParagraphFont" style:family="text">
      <style:text-properties style:font-name="KFGQPC HAFS Uthmanic Script" style:font-name-complex="KFGQPC HAFS Uthmanic Script" fo:color="#000000" fo:font-size="48pt" style:font-size-asian="48pt" style:font-size-complex="48pt"/>
    </style:style>
    <style:style style:name="P390" style:parent-style-name="Standard" style:family="paragraph">
      <style:paragraph-properties fo:text-align="end"/>
    </style:style>
    <style:style style:name="T391" style:parent-style-name="DefaultParagraphFont" style:family="text">
      <style:text-properties style:font-name="KFGQPC HAFS Uthmanic Script" style:font-name-complex="KFGQPC HAFS Uthmanic Script" fo:color="#000000" fo:font-size="48pt" style:font-size-asian="48pt" style:font-size-complex="48pt"/>
    </style:style>
  </office:automatic-styles>
  <office:body>
    <office:text text:use-soft-page-breaks="true">
      <text:p text:style-name="P1"><text:span text:style-name="T2">اَلْمَاثُورَاتُ الصُّغْرَى</text:span><text:span text:style-name="T3"><text:s/></text:span></text:p>
      <text:p text:style-name="P4"/>
      <text:p text:style-name="P5">Page 1</text:p>
      <text:p text:style-name="P6"><text:span text:style-name="T7">اَعُوذُ بِٱللهِ السَّمِيْعِ الْعَلِيْمِ مِنَ الشَّيْطَانِ الرَّجِيْمِ</text:span></text:p>
      <text:p text:style-name="P8"/>
      <text:p text:style-name="P9">Page 2</text:p>
      <text:p text:style-name="P10"><text:span text:style-name="T11">بِسۡمِ ٱللَّهِ ٱلرَّحۡمَٰنِ ٱلرَّحِيمِ ١</text:span></text:p>
      <text:soft-page-break/>
      <text:p text:style-name="P12"><text:span text:style-name="T13">ٱلۡحَمۡدُ لِلَّهِ رَبِّ ٱلۡعَٰلَمِينَ ٢</text:span></text:p>
      <text:p text:style-name="P14"><text:span text:style-name="T15">ٱلرَّحۡمَٰنِ ٱلرَّحِيمِ ٣</text:span></text:p>
      <text:p text:style-name="P16"><text:span text:style-name="T17">مَٰلِكِ يَوۡمِ ٱلدِّينِ ٤</text:span></text:p>
      <text:p text:style-name="P18"><text:span text:style-name="T19">إِيَّاكَ نَعۡبُدُ وَإِيَّاكَ نَسۡتَعِينُ ٥</text:span></text:p>
      <text:p text:style-name="P20"><text:span text:style-name="T21">ٱهۡدِنَا ٱلصِّرَٰطَ ٱلۡمُسۡتَقِيمَ ٦</text:span></text:p>
      <text:p text:style-name="P22"><text:span text:style-name="T23">صِرَٰطَ ٱلَّذِينَ أَنۡعَمۡتَ عَلَيۡهِمۡ غَيۡرِ ٱلۡمَغۡضُوبِ عَلَيۡهِمۡ وَلَا ٱلضَّآلِّينَ ٧</text:span></text:p>
      <text:p text:style-name="P24"/>
      <text:p text:style-name="P25">Page 3</text:p>
      <text:p text:style-name="P26"><text:span text:style-name="T27">الٓمٓ ١</text:span></text:p>
      <text:p text:style-name="P28"><text:span text:style-name="T29">ذَٰلِكَ ٱلۡكِتَٰبُ لَا رَيۡبَۛ فِيهِۛ هُدٗى لِّلۡمُتَّقِينَ ٢</text:span></text:p>
      <text:p text:style-name="P30"><text:span text:style-name="T31">ٱلَّذِينَ يُؤۡمِنُونَ بِٱلۡغَيۡبِ وَيُقِيمُونَ ٱلصَّلَوٰةَ وَمِمَّا رَزَقۡنَٰهُمۡ يُنفِقُونَ ٣</text:span></text:p>
      <text:p text:style-name="P32"><text:span text:style-name="T33">وَٱلَّذِينَ يُؤۡمِنُونَ بِمَآ أُنزِلَ إِلَيۡكَ<text:s/></text:span><text:soft-page-break/><text:span text:style-name="T34">وَمَآ أُنزِلَ مِن قَبۡلِكَ وَبِٱلۡأٓخِرَةِ هُمۡ يُوقِنُونَ ٤</text:span></text:p>
      <text:p text:style-name="P35"><text:span text:style-name="T36">أُوْلَٰٓئِكَ عَلَىٰ هُدٗى مِّن رَّبِّهِمۡۖ وَأُوْلَٰٓئِكَ هُمُ ٱلۡمُفۡلِحُونَ ٥</text:span></text:p>
      <text:p text:style-name="P37"/>
      <text:p text:style-name="P38">Page 4</text:p>
      <text:p text:style-name="P39"><text:span text:style-name="T40">ٱللَّهُ لَآ إِلَٰهَ إِلَّا هُوَ ٱلۡحَيُّ ٱلۡقَيُّومُۚ لَا تَأۡخُذُهُۥ سِنَةٞ وَلَا نَوۡمٞۚ لَّهُۥ مَا فِي<text:s/></text:span><text:soft-page-break/><text:span text:style-name="T41">ٱلسَّمَٰوَٰتِ وَمَا فِي ٱلۡأَرۡضِۗ مَن ذَا ٱلَّذِي يَشۡفَعُ عِندَهُۥٓ إِلَّا بِإِذۡنِهِۦۚ يَعۡلَمُ مَا بَيۡنَ أَيۡدِيهِمۡ وَمَا خَلۡفَهُمۡۖ وَلَا يُحِيطُونَ بِشَيۡءٖ مِّنۡ عِلۡمِهِۦٓ إِلَّا بِمَا شَآءَۚ وَسِعَ كُرۡسِيُّهُ ٱلسَّمَٰوَٰتِ وَٱلۡأَرۡضَۖ وَلَا يَؤُدُهُۥ حِفۡظُهُمَاۚ وَهُوَ ٱلۡعَلِيُّ ٱلۡعَظِيمُ ٢٥٥</text:span></text:p>
      <text:p text:style-name="P42"/>
      <text:soft-page-break/>
      <text:p text:style-name="P43">Page 5</text:p>
      <text:p text:style-name="P44"><text:span text:style-name="T45">لَآ إِكۡرَاهَ فِي ٱلدِّينِۖ قَد تَّبَيَّنَ ٱلرُّشۡدُ مِنَ ٱلۡغَيِّۚ فَمَن يَكۡفُرۡ بِٱلطَّٰغُوتِ وَيُؤۡمِنۢ بِٱللَّهِ فَقَدِ ٱسۡتَمۡسَكَ بِٱلۡعُرۡوَةِ ٱلۡوُثۡقَىٰ لَا ٱنفِصَامَ لَهَاۗ وَٱللَّهُ سَمِيعٌ عَلِيمٌ ٢٥٦</text:span></text:p>
      <text:p text:style-name="P46"/>
      <text:p text:style-name="P47">Page 6</text:p>
      <text:soft-page-break/>
      <text:p text:style-name="P48"><text:span text:style-name="T49">ٱللَّهُ وَلِيُّ ٱلَّذِينَ ءَامَنُواْ يُخۡرِجُهُم مِّنَ ٱلظُّلُمَٰتِ إِلَى ٱلنُّورِۖ وَٱلَّذِينَ كَفَرُوٓاْ أَوۡلِيَآؤُهُمُ ٱلطَّٰغُوتُ يُخۡرِجُونَهُم مِّنَ ٱلنُّورِ إِلَى ٱلظُّلُمَٰتِۗ أُوْلَٰٓئِكَ أَصۡحَٰبُ ٱلنَّارِۖ هُمۡ فِيهَا خَٰلِدُونَ ٢٥٧</text:span></text:p>
      <text:p text:style-name="P50"/>
      <text:p text:style-name="P51">Page 7</text:p>
      <text:soft-page-break/>
      <text:p text:style-name="P52"><text:span text:style-name="T53">لِّلَّهِ مَا فِي ٱلسَّمَٰوَٰتِ وَمَا فِي ٱلۡأَرۡضِۗ وَإِن تُبۡدُواْ مَا فِيٓ أَنفُسِكُمۡ أَوۡ تُخۡفُوهُ يُحَاسِبۡكُم بِهِ ٱللَّهُۖ فَيَغۡفِرُ لِمَن يَشَآءُ وَيُعَذِّبُ مَن يَشَآءُۗ وَٱللَّهُ عَلَىٰ كُلِّ شَيۡءٖ قَدِيرٌ ٢٨٤</text:span></text:p>
      <text:p text:style-name="P54"/>
      <text:p text:style-name="P55">Page 8</text:p>
      <text:p text:style-name="P56"><text:span text:style-name="T57">ءَامَنَ ٱلرَّسُولُ بِمَآ أُنزِلَ إِلَيۡهِ مِن<text:s/></text:span><text:soft-page-break/><text:span text:style-name="T58">رَّبِّهِۦ وَٱلۡمُؤۡمِنُونَۚ كُلٌّ ءَامَنَ بِٱللَّهِ وَ</text:span><text:span text:style-name="T59">مَلَـٰٓٮِٕكَتِهِ</text:span><text:span text:style-name="T60">ۦ وَكُتُبِهِۦ وَرُسُلِهِۦ لَا نُفَرِّقُ بَيۡنَ أَحَدٖ مِّن رُّسُلِهِۦۚ وَقَالُواْ سَمِعۡنَا وَأَطَعۡنَاۖ غُفۡرَانَكَ رَبَّنَا وَإِلَيۡكَ ٱلۡمَصِيرُ ٢٨٥</text:span></text:p>
      <text:p text:style-name="P61"/>
      <text:p text:style-name="P62">Page 9</text:p>
      <text:p text:style-name="P63"><text:span text:style-name="T64">لَا يُكَلِّفُ ٱللَّهُ نَفۡسًا إِلَّا وُسۡعَهَاۚ لَهَا<text:s/></text:span><text:soft-page-break/><text:span text:style-name="T65">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span></text:p>
      <text:p text:style-name="P66"/>
      <text:p text:style-name="P67">Page 10</text:p>
      <text:p text:style-name="P68"><text:span text:style-name="T69">بِسۡمِ ٱللَّهِ ٱلرَّحۡمَٰنِ ٱلرَّحِيمِ</text:span></text:p>
      <text:p text:style-name="P70"><text:span text:style-name="T71">قُلۡ هُوَ ٱللَّهُ أَحَدٌ ١</text:span></text:p>
      <text:p text:style-name="P72"><text:span text:style-name="T73">ٱللَّهُ ٱلصَّمَدُ ٢</text:span></text:p>
      <text:p text:style-name="P74"><text:span text:style-name="T75">لَمۡ يَلِدۡ وَلَمۡ يُولَدۡ ٣</text:span></text:p>
      <text:p text:style-name="P76"><text:span text:style-name="T77">وَلَمۡ يَكُن لَّهُۥ كُفُوًا أَحَدُۢ ٤</text:span></text:p>
      <text:p text:style-name="P78"/>
      <text:soft-page-break/>
      <text:p text:style-name="P79">Page 11</text:p>
      <text:p text:style-name="P80"><text:span text:style-name="T81">بِسۡمِ ٱللَّهِ ٱلرَّحۡمَٰنِ ٱلرَّحِيمِ</text:span></text:p>
      <text:p text:style-name="P82"><text:span text:style-name="T83">قُلۡ أَعُوذُ بِرَبِّ ٱلۡفَلَقِ ١</text:span></text:p>
      <text:p text:style-name="P84"><text:span text:style-name="T85">مِن شَرِّ مَا خَلَقَ ٢</text:span></text:p>
      <text:p text:style-name="P86"><text:span text:style-name="T87">وَمِن شَرِّ غَاسِقٍ إِذَا وَقَبَ ٣</text:span></text:p>
      <text:p text:style-name="P88"><text:span text:style-name="T89">وَمِن شَرِّ ٱلنَّفَّٰثَٰتِ فِي ٱلۡعُقَدِ ٤</text:span></text:p>
      <text:p text:style-name="P90"><text:span text:style-name="T91">وَمِن شَرِّ حَاسِدٍ إِذَا حَسَدَ ٥</text:span></text:p>
      <text:p text:style-name="P92"/>
      <text:soft-page-break/>
      <text:p text:style-name="P93">page 12</text:p>
      <text:p text:style-name="P94"><text:span text:style-name="T95">بِسۡمِ ٱللَّهِ ٱلرَّحۡمَٰنِ ٱلرَّحِيمِ</text:span></text:p>
      <text:p text:style-name="P96"><text:span text:style-name="T97">قُلۡ أَعُوذُ بِرَبِّ ٱلنَّاسِ ١</text:span></text:p>
      <text:p text:style-name="P98"><text:span text:style-name="T99">مَلِكِ ٱلنَّاسِ ٢</text:span></text:p>
      <text:p text:style-name="P100"><text:span text:style-name="T101">إِلَٰهِ ٱلنَّاسِ ٣</text:span></text:p>
      <text:p text:style-name="P102"><text:span text:style-name="T103">مِن شَرِّ ٱلۡوَسۡوَاسِ ٱلۡخَنَّاسِ ٤</text:span></text:p>
      <text:p text:style-name="P104"><text:span text:style-name="T105">ٱلَّذِي يُوَسۡوِسُ فِي صُدُورِ ٱلنَّاسِ ٥</text:span></text:p>
      <text:soft-page-break/>
      <text:p text:style-name="P106"><text:span text:style-name="T107">مِنَ ٱلۡجِنَّةِ وَٱلنَّاسِ ٦</text:span></text:p>
      <text:p text:style-name="P108"/>
      <text:p text:style-name="P109">Page 13</text:p>
      <text:p text:style-name="P110"><text:span text:style-name="T111">أَصْبَحْنَا وَأَصْبَحَ الْمُلْكُ لِلَّهِ وَالْحَمْدُ لِلَّهِ لاَشَرِيكَ لَهُ</text:span></text:p>
      <text:p text:style-name="P112"><text:span text:style-name="T113">لاَ إِلَهَ إِلاَّ هُوَ وَإِلَيْهِ النُّشُورُ</text:span></text:p>
      <text:p text:style-name="P114"/>
      <text:p text:style-name="P115"><text:span text:style-name="T116">أَمْسَيْنَا وَأَمْسَى الْمُلْكُ لِلَّهِ<text:s/></text:span><text:soft-page-break/><text:span text:style-name="T117">وَالْحَمْدُ لِلَّهِ لاَشَرِيكَ لَهُ</text:span></text:p>
      <text:p text:style-name="P118"><text:span text:style-name="T119">لاَ إِلَهَ إِلاَّ هُوَ وَإِلَيْهِ الْمَصِيرُ</text:span></text:p>
      <text:p text:style-name="P120"/>
      <text:p text:style-name="P121">Page 14</text:p>
      <text:p text:style-name="P122"><text:span text:style-name="T123">أَصْبَحْنَا عَلَى فِطْرَةِ الإِسْلَامِ</text:span></text:p>
      <text:p text:style-name="P124"><text:span text:style-name="T125">وَكَلِمَةِ الإِخْلَاصِ</text:span></text:p>
      <text:p text:style-name="P126"><text:span text:style-name="T127">وَعَلَى دِينِ نَبِيِّنَا مُحَمَّدٍ صَلَّى اللهُ عَلَيهِ وَسَلَّمَ</text:span></text:p>
      <text:soft-page-break/>
      <text:p text:style-name="P128"><text:span text:style-name="T129">وَعَلَى مِلَّةِ أَبِينَا إِبْرَاهِيمَ حَنِيفًا</text:span></text:p>
      <text:p text:style-name="P130"><text:span text:style-name="T131">وَمَا كَانَ مِنَ الْمُشْرِكِينَ</text:span><text:span text:style-name="T132"><text:s/></text:span></text:p>
      <text:p text:style-name="P133"/>
      <text:p text:style-name="P134"><text:span text:style-name="T135">أَمْسَيْنَا عَلَى فِطْرَةِ الإِسْلَامِ</text:span></text:p>
      <text:p text:style-name="P136"><text:span text:style-name="T137">وَكَلِمَةِ الإِخْلَاصِ</text:span></text:p>
      <text:p text:style-name="P138"><text:span text:style-name="T139">وَعَلَى دِينِ نَبِيِّنَا مُحَمَّدٍ صَلَّى اللهُ عَلَيهِ وَسَلَّمَ</text:span></text:p>
      <text:p text:style-name="P140"><text:span text:style-name="T141">وَعَلَى مِلَّةِ أَبِينَا إِبْرَاهِيمَ حَنِيفًا</text:span></text:p>
      <text:soft-page-break/>
      <text:p text:style-name="P142"><text:span text:style-name="T143">وَمَا كَانَ مِنَ الْمُشْرِكِينَ</text:span></text:p>
      <text:p text:style-name="P144"/>
      <text:p text:style-name="P145">Page 15</text:p>
      <text:p text:style-name="P146"><text:span text:style-name="T147">اَللَّهُمَّ إِنِّي أَصْبَحْتُ مِنْكَ فِي نِعْمَةٍ</text:span></text:p>
      <text:p text:style-name="P148"><text:span text:style-name="T149">وَعَافِيَةٍ وَسِتْرٍ</text:span></text:p>
      <text:p text:style-name="P150"><text:span text:style-name="T151">فَأَتِمَّ عَلَيَّ نِعْمَتَكَ وَعَافِيَتَكَ وَسِتْرَكَ فِي الدُّنْيَا وَالآخِرَةِ</text:span></text:p>
      <text:p text:style-name="P152"/>
      <text:soft-page-break/>
      <text:p text:style-name="P153"><text:span text:style-name="T154">اَللَّهُمَّ إِنِّي أَمْسَيْتُ مِنْكَ فِي نِعْمَةٍ</text:span></text:p>
      <text:p text:style-name="P155"><text:span text:style-name="T156">وَعَافِيَةٍ وَسِتْرٍ</text:span></text:p>
      <text:p text:style-name="P157"><text:span text:style-name="T158">فَأَتِمَّ عَلَيَّ نِعْمَتَكَ وَعَافِيَتَكَ وَسِتْرَكَ فِي الدُّنْيَا وَالآخِرَةِ</text:span></text:p>
      <text:p text:style-name="P159"/>
      <text:p text:style-name="P160">Page 16</text:p>
      <text:p text:style-name="P161"><text:span text:style-name="T162">اَللَّهُمَّ مَا أَصْبَحَ بِي مِنْ نِعْمَةٍ أَوْ بِأَحَدٍ مِنْ خَلْقِكَ فَمِنْكَ وَحْدَكَ</text:span></text:p>
      <text:soft-page-break/>
      <text:p text:style-name="P163"><text:span text:style-name="T164">لَا شَرِيكَ لَكَ</text:span></text:p>
      <text:p text:style-name="P165"><text:span text:style-name="T166">فَلَكَ الْحَمْدُ وَلَكَ الشُّكْرُ</text:span></text:p>
      <text:p text:style-name="P167"/>
      <text:p text:style-name="P168"><text:span text:style-name="T169">اَللَّهُمَّ مَا أَمْسَى بِي مِنْ نِعْمَةٍ أَوْ بِأَحَدٍ مِنْ خَلْقِكَ فَمِنْكَ وَحْدَكَ</text:span></text:p>
      <text:p text:style-name="P170"><text:span text:style-name="T171">لَا شَرِيكَ لَكَ</text:span></text:p>
      <text:p text:style-name="P172"><text:span text:style-name="T173">فَلَكَ الْحَمْدُ وَلَكَ الشُّكْرُ</text:span></text:p>
      <text:p text:style-name="P174"/>
      <text:soft-page-break/>
      <text:p text:style-name="P175">Page 17</text:p>
      <text:p text:style-name="P176"><text:span text:style-name="T177">يَا رَبِّي لَكَ الْحَمْدُ كَمَا يَنْبَغِي لِجَلَالِ وَجْهِكَ وَعَظِيمِ سُلطَانِكَ</text:span></text:p>
      <text:p text:style-name="P178"/>
      <text:p text:style-name="P179"><text:span text:style-name="T180">رَضِيتُ بِاللهِ رَبًّا وَبِالإِسْلَامِ دِينًا وَبِمُحَمَّدٍ نَبِيًا وَرَسُولًا</text:span><text:span text:style-name="T181"><text:s text:c="2"/></text:span></text:p>
      <text:p text:style-name="P182"/>
      <text:p text:style-name="P183">Page 18</text:p>
      <text:soft-page-break/>
      <text:p text:style-name="P184"><text:span text:style-name="T185">سُبْحَانَ اللهِ وَبِحَمْدِهِ عَدَدَ خَلْقِهِ</text:span></text:p>
      <text:p text:style-name="P186"><text:span text:style-name="T187">وَرِضَا نَفْسِهِ</text:span></text:p>
      <text:p text:style-name="P188"><text:span text:style-name="T189">وَزِنَةَ عَرْشِهِ</text:span></text:p>
      <text:p text:style-name="P190"><text:span text:style-name="T191">وَمِدَادَ كَلِمَاتِهِ</text:span></text:p>
      <text:p text:style-name="P192"/>
      <text:p text:style-name="P193">Page 19</text:p>
      <text:p text:style-name="P194"><text:span text:style-name="T195">بِسْمِ اللهِ الَّذِي لَا يَضُرُّ مَعَ اسْمِهِ شَيْءٌ فِي الْأَرْضِ</text:span></text:p>
      <text:soft-page-break/>
      <text:p text:style-name="P196"><text:span text:style-name="T197">وَلاَ فِي السَّمَاءِ</text:span></text:p>
      <text:p text:style-name="P198"><text:span text:style-name="T199">وَهُوَ السَّمِيعُ العَلِيمُ</text:span></text:p>
      <text:p text:style-name="P200"/>
      <text:p text:style-name="P201">Page 20</text:p>
      <text:p text:style-name="P202"><text:span text:style-name="T203">اَللَّهُمَّ إِنَّا نَعُوذُ بِكَ مِنْ أَن نُشْرِكَ بِكَ شَيْئًا نَعْلَمُهُ</text:span></text:p>
      <text:p text:style-name="P204"><text:span text:style-name="T205">وَنَسْتَغْفِرُكَ لِمَا لَا نَعْلَمُهُ</text:span></text:p>
      <text:p text:style-name="P206"/>
      <text:soft-page-break/>
      <text:p text:style-name="P207">Page 21</text:p>
      <text:p text:style-name="P208"><text:span text:style-name="T209">أَعُوْذُ بِكَلِمَاتِ اللهِ التَّامَّاتِ مِنْ شَرِّ مَا خَلَقَ</text:span></text:p>
      <text:p text:style-name="P210"/>
      <text:p text:style-name="P211">Page 22</text:p>
      <text:p text:style-name="P212"><text:span text:style-name="T213">اَللَّهُمَّ إِنِّي أَعُوذُ بِكَ مِنَ الهَمِّ وَالحَزَنِ</text:span></text:p>
      <text:p text:style-name="P214"><text:span text:style-name="T215">وَأَعُوذُ بِكَ مِنَ الْعَجْزِ وَالْكَسَلِ</text:span></text:p>
      <text:soft-page-break/>
      <text:p text:style-name="P216"><text:span text:style-name="T217">وَأَعُوذُ بِكَ مِنَ الجُبْنِ وَالبُخْلِ</text:span></text:p>
      <text:p text:style-name="P218"><text:span text:style-name="T219">وَأَعُوذُ بِكَ مِنْ غَلَبَةِ الدَّيْنِ وَقَهْرِ الرِّجَالِ</text:span><text:span text:style-name="T220"><text:s/></text:span></text:p>
      <text:p text:style-name="P221"/>
      <text:p text:style-name="P222">Page 23</text:p>
      <text:p text:style-name="P223"><text:span text:style-name="T224">اَللَّهُمَّ عَافِنِي فِي بَدَنِي</text:span></text:p>
      <text:p text:style-name="P225"/>
      <text:p text:style-name="P226"><text:span text:style-name="T227">اَللَّهُمَّ عَافِنِي فِي سَمْعِي</text:span></text:p>
      <text:p text:style-name="P228"/>
      <text:p text:style-name="P229"><text:span text:style-name="T230">اَللَّهُمَّ عَافِنِي فِي بَصَرِي</text:span></text:p>
      <text:p text:style-name="P231"/>
      <text:p text:style-name="P232">Page 24</text:p>
      <text:p text:style-name="P233"><text:span text:style-name="T234">اَللَّهُمَّ إِنِّي أَعُوذُ بِكَ مِنَ الْكُفْرِ وَالْفَقْرِ</text:span></text:p>
      <text:p text:style-name="P235"/>
      <text:p text:style-name="P236"><text:span text:style-name="T237">وَ أَعُوذُ بِكَ مِنْ عَذَابِ الْقَبْرِ</text:span></text:p>
      <text:soft-page-break/>
      <text:p text:style-name="P238"><text:span text:style-name="T239">لَا إِلَهَ إِلَّا أَنْتَ</text:span></text:p>
      <text:p text:style-name="P240"/>
      <text:p text:style-name="P241">Page 25</text:p>
      <text:p text:style-name="P242"><text:span text:style-name="T243">اَللَّهُمَّ أَنْتَ رَبِّي</text:span></text:p>
      <text:p text:style-name="P244"><text:span text:style-name="T245">لَا إِلَهَ إِلَّا أَنْتَ</text:span></text:p>
      <text:p text:style-name="P246"><text:span text:style-name="T247">خَلَقْتَنِي وَأَنَا عَبْدُكَ</text:span></text:p>
      <text:p text:style-name="P248"><text:span text:style-name="T249">وَأَنَا عَلَى عَهْدِكَ وَوَعْدِكَ مَا اسْتَطَعْتُ</text:span></text:p>
      <text:soft-page-break/>
      <text:p text:style-name="P250"><text:span text:style-name="T251">أَعُوذُ بِكَ مِنْ شَرِّ مَا صَنَعْتُ</text:span></text:p>
      <text:p text:style-name="P252"><text:span text:style-name="T253">أَبُوءُ لَكَ بِنِعْمَتِكَ عَلَيَّ</text:span></text:p>
      <text:p text:style-name="P254"><text:span text:style-name="T255">وَأَبُوءُ بِذَنْبِي</text:span></text:p>
      <text:p text:style-name="P256"><text:span text:style-name="T257">فَاغْفِرْلِي فَإِنَّهُ لَا يَغْفِرُ الذُّنُوبَ إِلَّا أَنْتَ</text:span></text:p>
      <text:p text:style-name="P258"/>
      <text:p text:style-name="P259">Page 26</text:p>
      <text:p text:style-name="P260"><text:span text:style-name="T261">أَسْتَغْفِرُ اللهَ الَّذِي لَا إِلَهَ إِلَّا هُوَ<text:s/></text:span><text:soft-page-break/><text:span text:style-name="T262">الْحَيُّ الْقَيُّومُ وَأَتُوبُ إِلَيهِ</text:span></text:p>
      <text:p text:style-name="P263"/>
      <text:p text:style-name="P264">Page 27</text:p>
      <text:p text:style-name="P265"><text:span text:style-name="T266">سُبْحَانَكَ اللَّّهُمَّ وَبِحَمْدِكَ أَشْهَدُ أَنْ لَا إِلَهَ إِلَّا أَنْتَ</text:span></text:p>
      <text:p text:style-name="P267"><text:span text:style-name="T268">أَسْتَغْفِرُكَ وَأَتُوبُ إِلَيكَ</text:span></text:p>
      <text:p text:style-name="P269"/>
      <text:p text:style-name="P270">Page 28</text:p>
      <text:soft-page-break/>
      <text:p text:style-name="P271"><text:span text:style-name="T272">اَللَّهُمَّ صَلِّ عَلَى سَيِّدِنَا مُحَمَّدٍ</text:span></text:p>
      <text:p text:style-name="P273"><text:span text:style-name="T274">عَبْدِكَ وَنَبِيِّكَ وَرَسُولِكَ النَّبِيِّ اْلأُمِّيِّ</text:span></text:p>
      <text:p text:style-name="P275"><text:span text:style-name="T276">وَعَلَى آلِهِ وَصَحْبِهِ</text:span></text:p>
      <text:p text:style-name="P277"><text:span text:style-name="T278">وَسَلِّمْ تَسْلِيمًا عَدَدَ مَا أَحَاطَ بِهِ عِلْمُكَ وَخَطَّ بِهِ قَلَمُكَ</text:span></text:p>
      <text:p text:style-name="P279"><text:span text:style-name="T280">وَأَحْصَاهُ كِتَابُكَ</text:span></text:p>
      <text:p text:style-name="P281"/>
      <text:soft-page-break/>
      <text:p text:style-name="P282"><text:span text:style-name="T283">وَارْضَ اللَّهُمَّ عَنْ سَادَاتِنَا أَبِي بَكْرٍ وَعُمَرَ وَعُثْمَانَ وَعَلِيٍّ</text:span></text:p>
      <text:p text:style-name="P284"><text:span text:style-name="T285">وَعَنِ الصَّحَابَةِ أَجْمَعِينَ</text:span></text:p>
      <text:p text:style-name="P286"><text:span text:style-name="T287">وَعَنِ التَّبِعِينَ تَابِعِيهِمْ بِإِحْسَانٍ إِلَى يَوْمِ الدِّينِ</text:span></text:p>
      <text:p text:style-name="P288"><text:span text:style-name="T289">سُبْحَانَ رَبِّكَ رَبِّ الْعِزَّةِ عَمَّا يَصِفُونَ</text:span></text:p>
      <text:p text:style-name="P290"><text:span text:style-name="T291">وَسَلآمٌ عَلَى الْمُرْسَلِينَ</text:span></text:p>
      <text:soft-page-break/>
      <text:p text:style-name="P292"><text:span text:style-name="T293">وَالْحَمْدُ لِلَّهِ رَبِّ الْعَالَمِينَ</text:span></text:p>
      <text:p text:style-name="P294"/>
      <text:p text:style-name="P295">Page 29</text:p>
      <text:p text:style-name="P296"><text:span text:style-name="T297">قُلِ اللَّهُمَّ مَالِكَ الْمُلْكِ تُؤْتِي الْمُلْكَ مَنْ تَشَاءُ وَتَنْزِعُ الْمُلْكَ مِمَّنْ تَشَاءُ وَتُعِزُّ مَنْ تَشَاءُ وَتُذِلُّ مَنْ تَشَاءُ بِيَدِكَ الْخَيْرُ إِنَّكَ عَلَى كُلِّ شَيْءٍ قَدِيرٌ</text:span><text:span text:style-name="T298"><text:s/></text:span></text:p>
      <text:p text:style-name="P299"/>
      <text:p text:style-name="P300"><text:span text:style-name="T301">تُولِجُ اللَّيْلَ فِي النَّهَارِ وَتُولِجُ النَّهَارَ فِي اللَّيْلِ وَتُخْرِجُ الْحَيَّ مِنَ الْمَيِّتِ وَتُخْرِجُ الْمَيِّتَ مِنَ ٱلۡحَىِّۖ وَتَرْزُقُ مَنْ تَشَاءُ بِغَيْرِ حِسَابٍ</text:span><text:span text:style-name="T302"><text:s text:c="2"/></text:span></text:p>
      <text:p text:style-name="P303"/>
      <text:p text:style-name="P304">Page 30</text:p>
      <text:p text:style-name="P305"><text:span text:style-name="T306">اَللَّهُمَّ إِنَّا نَسْأَلُكَ لِسَانًا رَطِبًا<text:s/></text:span><text:soft-page-break/><text:span text:style-name="T307">بِذِكْرِكَ</text:span></text:p>
      <text:p text:style-name="P308"><text:span text:style-name="T309">وَقَلْبًا م</text:span><text:span text:style-name="T310">َ</text:span><text:span text:style-name="T311">فْعُمًا بِشُكْرِكَ</text:span></text:p>
      <text:p text:style-name="P312"><text:span text:style-name="T313">وَبَدَنًا هَيِّنًا لَيِّنًا بِطَاعَتِكَ</text:span></text:p>
      <text:p text:style-name="P314"><text:span text:style-name="T315">اَللَّهُمَّ إِنَّا نَسْأَلُكَ إِيمَانًا كَامِلًا</text:span></text:p>
      <text:p text:style-name="P316"><text:span text:style-name="T317">وَنَسْـأَلُكَ قَلْبًا خَاشِعًا</text:span></text:p>
      <text:p text:style-name="P318"><text:span text:style-name="T319">وَنَسْـأَلُكَ عِلْمًا نَافِعًا</text:span></text:p>
      <text:p text:style-name="P320"><text:span text:style-name="T321">وَنَسْأَلُكَ يَقِينًا صَادِقًا</text:span></text:p>
      <text:p text:style-name="P322"><text:span text:style-name="T323">وَنَسْـأَلُكَ دِينًا قَيِّمًا</text:span></text:p>
      <text:soft-page-break/>
      <text:p text:style-name="P324"><text:span text:style-name="T325">وَنَسْـأَلُكَ الْعَافِيَةَ مِنْ كُلِّ بَلِيَّةٍ</text:span></text:p>
      <text:p text:style-name="P326"><text:span text:style-name="T327">وَنَسْـأَلُكَ تَمَامَ الْغِنَى عَنِ النَّاسِ</text:span></text:p>
      <text:p text:style-name="P328"><text:span text:style-name="T329">وَهَبْ لَنَا حَقِيقَةَ الإِيمَانِ بِكَ</text:span></text:p>
      <text:p text:style-name="P330"><text:span text:style-name="T331">حَتَّى لَا نَخَافَ</text:span></text:p>
      <text:p text:style-name="P332"><text:span text:style-name="T333">وَلَا نَرْجُوَ غَيرَكَ</text:span></text:p>
      <text:p text:style-name="P334"><text:span text:style-name="T335">وَلَا نَعْبُدَ شَيْئًا سِوَاكَ</text:span></text:p>
      <text:p text:style-name="P336"><text:span text:style-name="T337">وَاجْعَلْ يَدَكَ مَبْسُوطَةً عَلَيْنَا</text:span></text:p>
      <text:p text:style-name="P338"><text:span text:style-name="T339">وَعَلَى أَهْلِينَا</text:span></text:p>
      <text:soft-page-break/>
      <text:p text:style-name="P340"><text:span text:style-name="T341">وَأَوْلَادِنَا</text:span></text:p>
      <text:p text:style-name="P342"><text:span text:style-name="T343">وَمَنْ مَعَنَا بِرَحْمَتِكَ</text:span></text:p>
      <text:p text:style-name="P344"><text:span text:style-name="T345">وَلَا تَكِّلْنَا إِلَى أَنْفُسِنَا طَرْفَةَ عَيْنٍ</text:span></text:p>
      <text:p text:style-name="P346"><text:span text:style-name="T347">وَلَا أَقَلَّ مِنْ ذَلِكَ</text:span></text:p>
      <text:p text:style-name="P348"><text:span text:style-name="T349">يَا نِعْمَ الْمُجِيبُ</text:span><text:span text:style-name="T350"><text:s/></text:span></text:p>
      <text:p text:style-name="P351"/>
      <text:p text:style-name="P352"><text:span text:style-name="T353">وَصَلَّ اللهُ عَلَى سَيِّدِنَا مُحَمَّدٍ النَّبِيِّ الْكَرِيمِ</text:span></text:p>
      <text:soft-page-break/>
      <text:p text:style-name="P354"><text:span text:style-name="T355">وَعَلَى آلِهِ وَصَحْبِهِ أَجْمَعِينَ</text:span></text:p>
      <text:p text:style-name="P356"/>
      <text:p text:style-name="P357">Page 31</text:p>
      <text:p text:style-name="P358"><text:span text:style-name="T359">اَللَّهُمَّ إِنَّ هَذَا إِقْبَالُ لَيْلِكَ وَإِدْبَارُ نَهَارِكَ وَأَصْوَاتُ دُعَاتِكَ فَاغْفِرْلِي</text:span></text:p>
      <text:p text:style-name="P360"><text:span text:style-name="T361">اَللَّهُمَّ إِنَّكَ تَعْلَمُ أَنَّ هَذِهِ الْقُلُوبَ</text:span></text:p>
      <text:p text:style-name="P362"><text:span text:style-name="T363">قَدِ اجْتَمَعَتْ عَلَى مَحَبَّتِكْ</text:span></text:p>
      <text:p text:style-name="P364"><text:span text:style-name="T365">وَالتَقَتْ عَلَى طَاعَتِكَ</text:span></text:p>
      <text:soft-page-break/>
      <text:p text:style-name="P366"><text:span text:style-name="T367">وَتَوَحَّدَتْ عَلَى <text:s/>دَعْوَتِكَ</text:span></text:p>
      <text:p text:style-name="P368"><text:span text:style-name="T369">وَتَعَاهَدَتْ عَلَى نَصْرَةِ شَرِيعَتِكَ</text:span></text:p>
      <text:p text:style-name="P370"><text:span text:style-name="T371">فَوَثِّقِ اللَّهُمَّ رَابِطَتَهَا</text:span></text:p>
      <text:p text:style-name="P372"><text:span text:style-name="T373">وَاَدِمْ وُدَّهَا</text:span></text:p>
      <text:p text:style-name="P374"><text:span text:style-name="T375">وَاهْدِهَا سُبُلَهَا</text:span></text:p>
      <text:p text:style-name="P376"><text:span text:style-name="T377">وَامْلَأهَا بِنُورِكَ الَّذِي لَا يَخْبُوا</text:span></text:p>
      <text:p text:style-name="P378"><text:span text:style-name="T379">وَاشْرَحْ صُدُورَهَا بِفَيضِ الإِيمَانِ بِكَ</text:span></text:p>
      <text:soft-page-break/>
      <text:p text:style-name="P380"><text:span text:style-name="T381">وَجَمِيلِ التَّوَكُّلِ عَلَيكَ وَأَحْيِهَا بِمَعْرِفَتِكَ</text:span></text:p>
      <text:p text:style-name="P382"><text:span text:style-name="T383">وَأَمِتْهَا عَلَى الشَّهَادَةِ فِي سَبِيلِكَ</text:span></text:p>
      <text:p text:style-name="P384"><text:span text:style-name="T385">إِنَّكَ نِعْمَ الْمَوْلَى وَنِعْمَ النَّصِيرُ</text:span></text:p>
      <text:p text:style-name="P386"><text:span text:style-name="T387">وَصَلَّى اللهُ عَلَى سَيِّدِنَا مُحَمَّدٍ</text:span></text:p>
      <text:p text:style-name="P388"><text:span text:style-name="T389">وَعَلَى آلِهِ وَصَحْبِهِ وَسَلِّم</text:span></text:p>
      <text:p text:style-name="P390"><text:span text:style-name="T391"><text:s text:c="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KFGQPC HAFS Uthmanic Script" svg:font-family="KFGQPC HAFS Uthmanic Script"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MY"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wani Khalid</meta:initial-creator>
    <dc:creator>Adiman Muhammad</dc:creator>
    <meta:creation-date>2022-12-24T02:40:00Z</meta:creation-date>
    <dc:date>2022-12-24T02:45:00Z</dc:date>
    <meta:template xlink:href="Normal.dotm" xlink:type="simple"/>
    <meta:editing-cycles>2</meta:editing-cycles>
    <meta:editing-duration>PT240S</meta:editing-duration>
    <meta:document-statistic meta:page-count="38" meta:paragraph-count="16" meta:word-count="1267" meta:character-count="8475" meta:row-count="60" meta:non-whitespace-character-count="7224"/>
  </office:meta>
</office:document-meta>
</file>